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Standard">
      <style:paragraph-properties fo:margin-left="0cm" fo:margin-right="0cm" fo:text-align="justify" style:justify-single-word="false" fo:text-indent="0.499cm" style:auto-text-indent="false"/>
    </style:style>
    <style:style style:name="P88" style:family="paragraph" style:parent-style-name="Standard">
      <style:paragraph-properties fo:margin-left="0cm" fo:margin-right="0cm" fo:text-align="justify" style:justify-single-word="false" fo:text-indent="0.499cm" style:auto-text-indent="false"/>
      <style:text-properties fo:language="ru" fo:country="RU"/>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style:text-properties fo:color="#800000"/>
    </style:style>
    <style:style style:name="P119" style:family="paragraph" style:parent-style-name="First_20_line_20_indent">
      <style:text-properties fo:language="ru" fo:country="RU"/>
    </style:style>
    <style:style style:name="P120" style:family="paragraph" style:parent-style-name="First_20_line_20_indent">
      <style:paragraph-properties fo:text-align="justify" style:justify-single-word="false"/>
      <style:text-properties fo:language="ru" fo:country="RU"/>
    </style:style>
    <style:style style:name="P121" style:family="paragraph" style:parent-style-name="First_20_line_20_indent">
      <style:text-properties fo:font-size="15pt" fo:language="ru" fo:country="RU" style:font-size-asian="15pt" style:font-size-complex="15pt"/>
    </style:style>
    <style:style style:name="P122" style:family="paragraph" style:parent-style-name="First_20_line_20_indent">
      <style:text-properties fo:font-size="12pt" fo:language="ru" fo:country="RU" style:font-size-asian="12pt" style:font-size-complex="12pt"/>
    </style:style>
    <style:style style:name="P123" style:family="paragraph" style:parent-style-name="First_20_line_20_indent">
      <style:paragraph-properties fo:text-align="justify" style:justify-single-word="false"/>
      <style:text-properties fo:language="en" fo:country="US"/>
    </style:style>
    <style:style style:name="P124" style:family="paragraph" style:parent-style-name="First_20_line_20_indent">
      <style:paragraph-properties fo:text-align="justify" style:justify-single-word="false"/>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Footnote">
      <style:paragraph-properties fo:margin-left="0cm" fo:margin-right="0cm" fo:text-indent="0cm" style:auto-text-indent="false"/>
      <style:text-properties fo:language="en" fo:country="US"/>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0" style:family="paragraph" style:parent-style-name="Footnote">
      <style:text-properties fo:language="en" fo:country="US"/>
    </style:style>
    <style:style style:name="P131" style:family="paragraph" style:parent-style-name="Footnote">
      <style:text-properties fo:language="ru" fo:country="RU"/>
    </style:style>
    <style:style style:name="P132" style:family="paragraph" style:parent-style-name="Footnote">
      <style:text-properties style:use-window-font-color="true" fo:language="ru" fo:country="RU"/>
    </style:style>
    <style:style style:name="P133" style:family="paragraph" style:parent-style-name="Footnote">
      <style:text-properties fo:font-style="normal" style:font-style-asian="normal" style:font-style-complex="normal"/>
    </style:style>
    <style:style style:name="P134" style:family="paragraph" style:parent-style-name="Text_20_body">
      <style:paragraph-properties loext:contextual-spacing="false" fo:margin-top="0cm" fo:margin-bottom="0.212cm" fo:text-align="justify" style:justify-single-word="false"/>
      <style:text-properties fo:language="en" fo:country="US"/>
    </style:style>
    <style:style style:name="P135" style:family="paragraph" style:parent-style-name="Standard">
      <style:text-properties fo:font-style="italic" style:font-style-asian="italic" style:font-style-complex="italic"/>
    </style:style>
    <style:style style:name="P13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7" style:family="paragraph" style:parent-style-name="Heading_20_3">
      <style:text-properties fo:language="ru" fo:country="RU"/>
    </style:style>
    <style:style style:name="P138" style:family="paragraph" style:parent-style-name="Heading_20_1">
      <style:paragraph-properties fo:margin-left="0cm" fo:margin-right="0cm" fo:text-align="center" style:justify-single-word="false" fo:text-indent="0.499cm" style:auto-text-indent="false"/>
    </style:style>
    <style:style style:name="P139" style:family="paragraph" style:parent-style-name="Heading_20_2">
      <style:text-properties fo:language="en" fo:country="US"/>
    </style:style>
    <style:style style:name="P140" style:family="paragraph" style:parent-style-name="Heading_20_2">
      <style:paragraph-properties fo:text-align="justify" style:justify-single-word="false"/>
    </style:style>
    <style:style style:name="P141" style:family="paragraph" style:parent-style-name="Footnote">
      <style:text-properties fo:language="ru" fo:country="RU"/>
    </style:style>
    <style:style style:name="P14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3"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cm" fo:margin-right="0cm" fo:text-align="justify" style:justify-single-word="false" fo:text-indent="0.499cm" style:auto-text-indent="false"/>
    </style:style>
    <style:style style:name="P148"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style:font-style-asian="normal" style:font-style-complex="normal" loext:char-shading-value="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style:use-window-font-color="true" fo:language="uk" fo:country="UA" fo:font-style="normal" fo:font-weight="normal" style:font-style-asian="normal" style:font-weight-asian="normal" style:font-style-complex="normal" style:font-weight-complex="normal"/>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fo:background-color="transparent" style:font-style-asian="normal" style:font-weight-asian="normal" style:font-style-complex="normal" style:font-weight-complex="normal" loext:char-shading-value="0"/>
    </style:style>
    <style:style style:name="T59" style:family="text">
      <style:text-properties fo:font-style="normal" style:text-underline-style="none" style:font-style-asian="normal" style:font-style-complex="normal"/>
    </style:style>
    <style:style style:name="T60" style:family="text">
      <style:text-properties fo:color="#0066ff"/>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font-weight="normal" fo:background-color="transparent" style:font-weight-asian="normal" style:font-weight-complex="normal" loext:char-shading-value="0"/>
    </style:style>
    <style:style style:name="T64" style:family="text">
      <style:text-properties fo:color="#0066cc"/>
    </style:style>
    <style:style style:name="T65" style:family="text">
      <style:text-properties fo:color="#0000cc"/>
    </style:style>
    <style:style style:name="T66" style:family="text">
      <style:text-properties style:text-line-through-style="solid" fo:font-weight="bold" style:font-weight-asian="bold" style:font-weight-complex="bold"/>
    </style:style>
    <style:style style:name="T67" style:family="text">
      <style:text-properties fo:language="uk" fo:country="UA"/>
    </style:style>
    <style:style style:name="T68" style:family="text">
      <style:text-properties fo:language="uk" fo:country="UA" fo:font-style="italic" style:font-style-asian="italic" style:font-style-complex="italic"/>
    </style:style>
    <style:style style:name="T69" style:family="text">
      <style:text-properties fo:language="uk" fo:country="UA" fo:font-weight="bold" style:font-weight-asian="bold" style:font-weight-complex="bold"/>
    </style:style>
    <style:style style:name="T70" style:family="text">
      <style:text-properties fo:color="#ff0000"/>
    </style:style>
    <style:style style:name="T71" style:family="text">
      <style:text-properties style:text-underline-style="none"/>
    </style:style>
    <style:style style:name="T72" style:family="text">
      <style:text-properties style:text-rotation-angle="90" style:text-rotation-scale="line-height"/>
    </style:style>
    <style:style style:name="T73" style:family="text">
      <style:text-properties style:text-rotation-angle="270" style:text-rotation-scale="line-height"/>
    </style:style>
    <style:style style:name="T74" style:family="text">
      <style:text-properties style:text-position="sub 58%" style:font-size-asian="10.5pt"/>
    </style:style>
    <style:style style:name="T75" style:family="text">
      <style:text-properties style:font-name="Symbol" style:font-name-asian="Symbol" style:font-name-complex="Symbol"/>
    </style:style>
    <style:style style:name="T76" style:family="text">
      <style:text-properties style:font-name="Liberation Serif1" style:font-name-asian="Symbol" style:font-name-complex="Symbol"/>
    </style:style>
    <style:style style:name="T77" style:family="text">
      <style:text-properties style:font-name="Courier New CYR"/>
    </style:style>
    <style:style style:name="T78" style:family="text">
      <style:text-properties style:font-name="Courier New CYR" fo:language="en" fo:country="US"/>
    </style:style>
    <style:style style:name="T79" style:family="text">
      <style:text-properties fo:color="#6666ff"/>
    </style:style>
    <style:style style:name="T80" style:family="text">
      <style:text-properties fo:font-size="14pt" fo:language="en" fo:country="US" fo:font-weight="bold" style:font-size-asian="14pt" style:font-weight-asian="bold" style:font-size-complex="14pt" style:font-weight-complex="bold"/>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9pt" style:font-size-asian="9pt" style:font-size-complex="9pt"/>
    </style:style>
    <style:style style:name="T83"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Последний фанфик</text:h>
      <text:p text:style-name="P52"/>
      <text:h text:style-name="P13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30">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0">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2">RnD-</text:span><text:span text:style-name="T1">зона</text:span><text:span text:style-name="T1"><text:note text:id="ftn3" text:note-class="footnote"><text:note-citation>3</text:note-citation><text:note-body><text:p text:style-name="P130">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2">– Нэш, к</text:span>ак называется наш проект?</text:p>
      <text:p text:style-name="P72"><text:span text:style-name="T9">– </text:span><text:span text:style-name="T62">Дайсон.</text:span></text:p>
      <text:p text:style-name="P72"><text:span text:style-name="T9">– </text:span><text:span text:style-name="T62">Сколько тебе лет?</text:span></text:p>
      <text:p text:style-name="P72"><text:span text:style-name="T9">– </text:span><text:span text:style-name="T62">Два года с начала запуска кластера.</text:span></text:p>
      <text:p text:style-name="P72"><text:span text:style-name="T9">– </text:span><text:span text:style-name="T62">Какой сейчас год?</text:span></text:p>
      <text:p text:style-name="P72"><text:span text:style-name="T9">– </text:span><text:span text:style-name="T22">20</text:span><text:span text:style-name="T21">18</text:span><text:span text:style-name="T62">-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6">–</text:span><text:span text:style-name="T7"> </text:span><text:span text:style-name="T6">Нэш</text:span><text:span text:style-name="T57">, </text:span><text:span text:style-name="T6">в некоем городе живёт брадобрей, который бреет всех людей, которые не бреются сами. Вопрос: кто бреет брадобрея</text:span><text:span text:style-name="T57">?</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9">incompartible interface Analytics v.0.93 beta</text:span>”</text:p>
      <text:p text:style-name="P33">Ага, уже теплее.</text:p>
      <text:p text:style-name="P33"/>
      <text:p text:style-name="P72"><text:span text:style-name="T9">– Нэш</text:span><text:span text:style-name="T62">, выдай диагностику модуля </text:span><text:span text:style-name="T9">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2">–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2">.</text:span></text:p>
      <text:p text:style-name="P101">Бип-бип-бип.</text:p>
      <text:p text:style-name="P101"><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5">***</text:p>
      <text:p text:style-name="P125"/>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0">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5">34-хэтажного</text:span> корпуса <text:span text:style-name="T25">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1"> </text:span><text:span text:style-name="T32">Юджина</text:span><text:span text:style-name="T1">,</text:span> <text:span text:style-name="T20">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0">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5">Тридцать четвёртый</text:span> этаж! Пиздец <text:span text:style-name="T1">—</text:span> успел подумать я, <text:span text:style-name="T1">прежде чем </text:span>сознание выключилось.</text:p>
      <text:p text:style-name="P1"/>
      <text:h text:style-name="P139" text:outline-level="2">2. Пробуждение</text:h>
      <text:p text:style-name="P31"/>
      <text:p text:style-name="P1"><text:span text:style-name="T36">Сознание рестартовало после того, как я гребанулся </text:span><text:span text:style-name="T51">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ка с резко очерчеными скулами в </text:span><text:soft-page-break/><text:span text:style-name="T51">ореоле живого переливающегося сияния, огромные глаза на треть морды, ажурные настороженные ушк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2">–</text:span> Она очнулась. Хвала небу, нам это удало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да и не должно быть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text:span text:style-name="T12">Короче, тот ещё бомжатник.</text:span></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1">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1">верх</text:span>…</text:p>
      <text:p text:style-name="P3"><text:soft-page-break/>–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1">Спи, сестра моя родная,<text:line-break/>Спи. Усни.<text:line-break/>Крыльями тебя укрою,<text:line-break/>Спи. Усни.</text:p><text:p text:style-name="P131"><text:tab/>В чаще тёмной волки воют,<text:line-break/>Спи. Усни.</text:p><text:p text:style-name="P131"><text:tab/>В мрачном замке духи ноют,<text:line-break/>Спи. Усни.</text:p><text:p text:style-name="P131"><text:tab/>Сказки вечность нам читает,<text:line-break/>Спи. Усни.<text:line-break/>День осенний угасает,<text:line-break/>Спи. Усни.<text:line-break/>Помни только в сне глубоком,</text:p><text:p text:style-name="P131"><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text:soft-page-break/>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 В отличие от Дома, он не пострадал в нашем последнем сражении тысячу лет назад. Развалился сам, от стар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1">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2">–</text:span> ТЫ!!! ТЫ!..</text:p>
      <text:p text:style-name="P3"><text:soft-page-break/><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39"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3741424315263880244"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28"><text:s/>Сколько страниц сегодня нахреначили?</text:p><text:p text:style-name="P130">– <text:span text:style-name="T1">Восемь, учитель!</text:span></text:p><text:p text:style-name="P130">– Отлично. Надиктую ещё две и сбегаешь за кофе.</text:p></text:note-body></text:note></text:span></text:p>
        </text:list-item>
      </text:list>
      <text:p text:style-name="P4"/>
      <text:p text:style-name="P9">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text:span><text:soft-page-break/><text:span text:style-name="T12">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5">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pan text:style-name="T29">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9">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9">В Додж-Сити продолжаются исчезновения пони. Шериф подал в отставку…</text:span>”. “<text:span text:style-name="T29">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7">Но, блин, корявые пальцы внесли свою коррективу в шопинг-план!</text:p>
      <text:p text:style-name="P73"><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9">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text:soft-page-break/>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text:soft-page-break/>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1">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1">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0">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2">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1">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text:soft-page-break/>–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3">– Так, я попрошу! – перебила меня венценосная кобыла. – Давай, ты не будешь лезть в мои дела, а я не буду</text:span><text:span text:style-name="T5">… эээ… кхмм…</text:span></text:p>
      <text:p text:style-name="P37">– Не будешь что?</text:p>
      <text:p text:style-name="P47">Селестия нахмурилась и угрожающе подняла крылья.</text:p>
      <text:p text:style-name="P47"><text:span text:style-name="T12">– </text:span>Не забывай, человек, я — могущественный маг и правитель Эквестрии. Ко мне нужно относиться с должным уважением!</text:p>
      <text:p text:style-name="P47"><text:span text:style-name="T12">– </text:span>А то что? Превратишь в жабу? Сошлёшь на Луну? Убьёшь нахер?</text:p>
      <text:p text:style-name="P47">Аликорница сникла. Уши её опустились.</text:p>
      <text:p text:style-name="P47"><text:span text:style-name="T12">– Анонимус</text:span>, не надо… Ты же знаешь, я этого не сделаю.</text:p>
      <text:p text:style-name="P47"><text:soft-page-break/><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7"><text:span text:style-name="T12">Аликорница уселась н</text:span>а пол <text:span text:style-name="T12">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7"><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2">– </text:span>Вот, читай отсюда. <text:span text:style-name="T12">–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text:soft-page-break/></text:p>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text:soft-page-break/></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text:soft-page-break/>–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7">Прижав </text:span>уши к голове, <text:span text:style-name="T67">она дала</text:span> задний ход <text:span text:style-name="T67">и </text:span>выкарабкалась обратно. Окинув библиотеку отчаянным взглядом, <text:span text:style-name="T67">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text:soft-page-break/>–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text:soft-page-break/>–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text:soft-page-break/>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3">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2">Тумбочка.</text:span> Листок… <text:span text:style-name="T8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3">Всё пошло не так. Не могу уловить точку концентрации. Сила приложена к чему-то большему, чем лист бумаги. К чему-то неизмеримо большему. </text:span><text:span text:style-name="T8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3">Сила уходит бесконтрольно. Нужно прервать урок. Нет! Нет! О-О-О-О-О, НЕ-Е-Е-Е-Е-Т!!!</text:span></text:p>
      <text:p text:style-name="P47">…</text:p>
      <text:p text:style-name="P47"><text:soft-page-break/>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2">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text:soft-page-break/>–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9"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Я присел на лавочку и наклонился пониже, чтобы наши головы были на одном уровне.</text:p>
      <text:p text:style-name="P47"><text:soft-page-break/>–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text:soft-page-break/>–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text:soft-page-break/></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5">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9">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7">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text:soft-page-break/>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soft-page-break/>…</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39"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7">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2">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oft-page-break/><text:span text:style-name="T12">–</text:span> Да, Ваше Высочество, <text:span text:style-name="T12">–</text:span> гонец потупил взгляд, глаза его забегали, <text:span text:style-name="T12">–</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3">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2">—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2">—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text:soft-page-break/></text:p>
      <text:h text:style-name="Heading_20_2" text:outline-level="2"><text:span text:style-name="T12">10</text:span>. (40*<text:span text:style-name="T12">ctg(Pi/4)-6)/(ln(e)-sin(0))</text:span></text:h>
      <text:p text:style-name="P77"/>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2">— оставить тебе напутствие.</text:span></text:p>
      <text:p text:style-name="P57"><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7">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oft-page-break/><text:span text:style-name="T42">зале или уйти через портик на крыше</text:span><text:span text:style-name="T56"> </text:span><text:span text:style-name="T42">—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7">–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2">Мне печалиться не стоит</text:p><text:p text:style-name="P132">Жизнь прекрасна и полна</text:p><text:p text:style-name="P132">Телом молода, душою —</text:p><text:p text:style-name="P132">Как дракон морской мудра</text:p><text:p text:style-name="P132"/><text:p text:style-name="P132">Я видала взлёт империй,</text:p><text:p text:style-name="P132">Я жила среди легенд,</text:p><text:p text:style-name="P132">Древней магии мистерий</text:p><text:p text:style-name="P132">Я прилежнейший студент</text:p><text:p text:style-name="P132"/><text:p text:style-name="P132">Обожаема народом,</text:p><text:p text:style-name="P132">Уважаема врагом —</text:p><text:p text:style-name="P132">Но друзей моих немного,</text:p><text:p text:style-name="P132">Студит душу холодом</text:p><text:p text:style-name="P132"/><text:p text:style-name="P132">Одинока и печальна,</text:p><text:p text:style-name="P132">Недоступна и строга,</text:p><text:p text:style-name="P132">Потеряла изначальный</text:p><text:p text:style-name="P132">Смысл жизни навсегда</text:p><text:p text:style-name="P132"/><text:p text:style-name="P132">Жизнь моя теперь публична,</text:p><text:p text:style-name="P132">Жизнь моя теперь для всех,</text:p><text:p text:style-name="P132">В этом — горе, в этом — счастье,</text:p><text:p text:style-name="P132">В этом плач и в этом смех.</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7"><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2">–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text:span><text:span text:style-name="T1">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2">–</text:span> А водку у вас принято пить?</text:p>
      <text:p text:style-name="P35"><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47"><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2">– Это ты называешь “дружбой”? – с </text:span>улыбкой хмыкнул<text:span text:style-name="T12"> я. – </text:span>Мне нравится твоё чувство юмора.</text:p>
      <text:p text:style-name="P47">Аликорница в недоумении взглянула на меня.</text:p>
      <text:p text:style-name="P47"><text:span text:style-name="T12">– Анон, т</text:span>ебе не нравится моя дружба? Ты не принимаешь её? Ты чем-то недоволен?</text:p>
      <text:p text:style-name="P47"><text:soft-page-break/>Я расхохотался и чуть не поперхнулся водой, плескавшейся у подбородка.</text:p>
      <text:p text:style-name="P47"><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7">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2">– </text:span><text:span text:style-name="T33">Говорят, в Додж-сити почти не осталось жителей. В местном депо перестали обслуживать паровозы из-за </text:span><text:span text:style-name="T33">нехватки</text:span><text:span text:style-name="T33">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6">А из Пинто Крика уже месяц нет новостей…</text:span></text:p>
      <text:p text:style-name="P3"><text:span text:style-name="T42">– </text:span><text:span text:style-name="T46">А мой кузён из </text:span><text:span text:style-name="T46">Хуффингтона </text:span><text:span text:style-name="T46">пишет, что </text:span><text:span text:style-name="T46">неделю назад проезжал мимо </text:span><text:span text:style-name="T46">Вечнодикого леса. </text:span><text:span text:style-name="T46">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text:span><text:span text:style-name="T46">доноси</text:span><text:span text:style-name="T46">лся</text:span><text:span text:style-name="T46"> какой-то шорох и треск. Как если бы кто-то </text:span><text:span text:style-name="T46">приближался, </text:span><text:span text:style-name="T46">громко шурша сухими листьями…</text:span></text:p>
      <text:p text:style-name="P47">…</text:p>
      <text:p text:style-name="P15"><text:span text:style-name="T46">– </text:span>“<text:span text:style-name="T1">Что я могу сделать, чтобы вернуть всё назад?</text:span>”</text:p>
      <text:p text:style-name="P15"><text:span text:style-name="T46">–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6">– </text:span><text:span text:style-name="T33">Что бы это значило, Фл</text:span><text:span text:style-name="T33">ё</text:span><text:span text:style-name="T33">р?</text:span></text:p>
      <text:p text:style-name="P15"><text:span text:style-name="T46">–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text:span text:style-name="T1">Хотя это не так </text:span>— наоборот, мы стараемся сделать климат лучше для всех<text:span text:style-name="T1">. </text:span><text:span text:style-name="T1">Но мало кто верит </text:span><text:span text:style-name="T29">— </text:span><text:span text:style-name="T62">и </text:span><text:span text:style-name="T9">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text:soft-page-break/>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62">беспомощной </text:span><text:span text:style-name="T62">— </text:span><text:span text:style-name="T62">даже когда </text:span><text:span text:style-name="T62">та</text:span><text:span text:style-name="T62"> была в полубессознательном состоянии в руинах замка Сестёр. </text:span><text:span text:style-name="T62">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text:span><text:span text:style-name="T12">Впрочем</text:span><text:span text:style-name="T12"> она занималась этой проблемой </text:span><text:span text:style-name="T12">ещё </text:span><text:span text:style-name="T12">до нашего похода к старому замку — </text:span><text:span text:style-name="T12">и </text:span><text:span text:style-name="T12">безрезультатно. Именно поэтому она и согласилась с моей идеей вызвать Проводника.</text:span></text:p>
      <text:p text:style-name="P36">– Мне поговорить с ней?</text:p>
      <text:p text:style-name="P35"><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text:span><text:span text:style-name="T1">голову и легонько упёрлась </text:span><text:span text:style-name="T1">копыто</text:span><text:span text:style-name="T1">м</text:span><text:span text:style-name="T1"> мне в грудь. Я чувствовал, что её нога мелко дрожит.</text:span></text:p>
      <text:p text:style-name="P37">–<text:span text:style-name="T1"> Отправляйся, </text:span><text:span text:style-name="T1">Анон</text:span><text:span text:style-name="T1">. Очень надеюсь на успех твоей миссии.</text:span></text:p>
      <text:p text:style-name="P47">Селестия повернулась и вышла из зала, подметая хвостом пол.</text:p>
      <text:p text:style-name="P37"/>
      <text:p text:style-name="P43">***</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pan text:style-name="T1"> Но магия есть и сейчас, ма-</text:span><text:span text:style-name="T1">а</text:span><text:span text:style-name="T1">м!</text:span></text:p>
      <text:p text:style-name="P44"><text:span text:style-name="T1">– В те времена её было намного больше, </text:span><text:span text:style-name="T1">Эйприл</text:span><text:span text:style-name="T1">.</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text:span><text:span text:style-name="T1">твёрд</text:span><text:span text:style-name="T1">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oft-page-break/>–<text:span text:style-name="T1"> Весь мир как Вечнодикий лес?</text:span></text:p>
      <text:p text:style-name="P5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м, а со мной связан элементаль?</text:p>
      <text:p text:style-name="P57">–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7">Имя её было Селестия.</text:p>
      <text:p text:style-name="P57">За ней последовала и сестра её, <text:span text:style-name="T12">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7">То есть, всегда.</text:p>
      <text:p text:style-name="P57">Тут и сказке конец. А теперь, Эйприл, залазь на полку и закрывай глазки.</text:p>
      <text:p text:style-name="P57">– Ну ма-ам! Раскажи ещё что-нибудь! Про Сомбру! Или про Дискорда!</text:p>
      <text:p text:style-name="P57">–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7">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
      <text:h text:style-name="Heading_20_2" text:outline-level="2">12. Понивилль</text:h>
      <text:p text:style-name="P37"/>
      <text:p text:style-name="P36"><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36"><text:span text:style-name="T1">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span></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6">.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0" text:note-class="footnote"><text:note-citation>13</text:note-citation><text:note-body><text:p text:style-name="P131">И это ты ещё не видел, что творится в других министерствах, Анонимус! За тысячу лет Нашего отсутствия Сестра превратила М<text:span text:style-name="T31">раморный квартал </text:span>в настоящую обитель лени и казнокрадства! <text:span text:style-name="T42">– у</text:span><text:span text:style-name="T46">слышано во сне.</text:span></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143"/>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56">— </text:span><text:span text:style-name="T5">зачем привлекать ненужное внимание</text:span><text:span text:style-name="T56"> к своей особе? </text:span><text:span text:style-name="T5">После всеобщего интереса кантерлотской знати к тебе, как к королевскому любимчику, тебе хочется покоя.</text:span><text:span text:style-name="T56"> Да и собраться с мыслями проще в доме, избавленном от </text:span><text:span text:style-name="T5">гостинничной </text:span><text:span text:style-name="T56">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text:soft-page-break/>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text:soft-page-break/>–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5">“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7"><text:span text:style-name="T12">–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oft-page-break/><text:span text:style-name="T16">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2">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9">»</text:span></text:p>
      <text:p text:style-name="P10">Я остановилась перед дверью. Четыре ярда брони отделяли меня от Эквестрии. Четыре ярда и двадцать пять лет.</text:p>
      <text:p text:style-name="P21"><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45">одна из немногих, кто ещё видел тебя вживую. Пусть светит солнце, а уж найти Эпплснэка я смогу. Мне больше ничего не надо.</text:span><text:span text:style-name="T9">»</text:span></text:p>
      <text:p text:style-name="P3">Я прошла сквозь дверь.</text:p>
      <text:p text:style-name="P3">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5">—</text:span><text:span text:style-name="T16"> </text:span><text:span text:style-name="T62">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1">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5">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5">&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text:soft-page-break/>–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6">—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2">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text:span><text:span text:style-name="T12">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text:soft-page-break/>–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6">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2">—</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text:span><text:span text:style-name="T1">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8"><text:span text:style-name="T42">– Я </text:span><text:span text:style-name="T46">всегда буду оставаться в тени. </text:span><text:span text:style-name="T42">– </text:span><text:span text:style-name="T46">хлюпала единоро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90"><text:span text:style-name="T12">– </text:span>Ты?!</text:p>
      <text:p text:style-name="P90"><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0"><text:span text:style-name="T12">– М</text:span>ожет тогда, ты скажешь, что в нём пошло не так и почему к вам попал я, а не сверхаликорн?</text:p>
      <text:p text:style-name="P90"><text:span text:style-name="T12">– </text:span>Не скажу. Заклинания Стар Свирла Бородатого обычно если срабатывают, то без ошибок.</text:p>
      <text:p text:style-name="P47"><text:span text:style-name="T12">– Если </text:span>только <text:span text:style-name="T12">их правильно вызывают. – </text:span>пробурчал Спайк, возвращаясь в корзинку.</text:p>
      <text:p text:style-name="P35"><text:span text:style-name="T12">–</text:span> <text:span text:style-name="T1">Эмм. </text:span>Что он имел ввиду?</text:p>
      <text:p text:style-name="P35"><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1">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5"><text:span text:style-name="T12">– </text:span><text:span text:style-name="T1">Да, завершилось всё препаршиво. Принцесса Луна сказала, лучше бы её обратно на Луну закинули.</text:span></text:p>
      <text:p text:style-name="P35"><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2">– </text:span><text:span text:style-name="T1">Хм. Нет.</text:span></text:p>
      <text:p text:style-name="P35"><text:span text:style-name="T12">– </text:span><text:span text:style-name="T1">А друзья?</text:span></text:p>
      <text:p text:style-name="P35"><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3">.</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9">Чужестранец-примат разбил сердце нашей обожаемой Селестии! Двор в отчаянии </text:span><text:span text:style-name="T15">—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2">– </text:span>Привет, Эй-Джей! У тебя проблемы?</text:p>
      <text:p text:style-name="P47"><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2">–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2">–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2">– Г</text:span>отово. Принимай работу, хозяйка!</text:p>
      <text:p text:style-name="P47">Эпплджек стиснула меня в сокрушающих объятиях.</text:p>
      <text:p text:style-name="P47"><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2">–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2">–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2">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2">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2">– </text:span>Свободно? <text:span text:style-name="T12">– </text:span>спросил я у единственной пони, сидящей за столиком.</text:p>
      <text:p text:style-name="P47"><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2">– <text:s/></text:span>Пирог с грибами, яишницу и чизкейк<text:span text:style-name="T12"> – </text:span>сообщил я подошедшей официантке.</text:p>
      <text:p text:style-name="P47"><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7"><text:span text:style-name="T12">–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2">– </text:span>Вы, наверное, ждёте кого-то?</text:p>
      <text:p text:style-name="P49"><text:span text:style-name="T12">– </text:span>Неа.</text:p>
      <text:p text:style-name="P49"><text:span text:style-name="T12">– </text:span>Просто обедаете?</text:p>
      <text:p text:style-name="P49"><text:span text:style-name="T12">– </text:span>Неа.</text:p>
      <text:p text:style-name="P49"><text:span text:style-name="T12">– </text:span>Просто сидите и мрачно смотрите на меня?</text:p>
      <text:p text:style-name="P49"><text:span text:style-name="T12">– </text:span>Неа.</text:p>
      <text:p text:style-name="P49">Хм, а эта пони не из разговорчивых. Ну ладно.</text:p>
      <text:p text:style-name="P49"><text:span text:style-name="T12">– </text:span>А что же вы делаете?</text:p>
      <text:p text:style-name="P49"><text:span text:style-name="T12">– </text:span>Веселюсь. <text:span text:style-name="T12">– </text:span>мрачно заявила пони.</text:p>
      <text:p text:style-name="P49"><text:span text:style-name="T12">– </text:span>Если я вас достал, то так и скажите. Извините.</text:p>
      <text:p text:style-name="P49"><text:soft-page-break/>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2">–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2">– </text:span>Мы с вами раньше встречались?</text:p>
      <text:p text:style-name="P49"><text:span text:style-name="T12">– </text:span>Неа! <text:span text:style-name="T12">– </text:span>пони улыбалась уже широкой улыбкой от уха и до уха. <text:span text:style-name="T12">– </text:span>&lt;<text:span text:style-name="T25">Мне Дэш сказала, что к нам приехал офигенский человек-Анон из Кантерлота, и он ходит на двух ногах и прикольно чешет спинку</text:span>&gt;</text:p>
      <text:p text:style-name="P42"/>
      <text:p text:style-name="P42"/>
      <text:p text:style-name="P49">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2">– </text:span>Оставь, Салвер.<text:span text:style-name="T12"> </text:span>Ему за счёт заведения.</text:p>
      <text:p text:style-name="P47"><text:span text:style-name="T12">– </text:span>Ясно, мисс Пинки. <text:span text:style-name="T12">– </text:span>официантка кивнула и ушла.</text:p>
      <text:p text:style-name="P47"><text:span text:style-name="T12">– Ч</text:span>его-о-о?<text:span text:style-name="T12"> </text:span>Так это твой бар?</text:p>
      <text:p text:style-name="P47"><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47"><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2">– </text:span>У меня есть идея получше. <text:span text:style-name="T12">– </text:span>на свет показалась фляга Большого Макинтоша.</text:p>
      <text:p text:style-name="P47"><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2">– </text:span>Починил телегу. Только молчок про самогон, раз уж ты в курсе. <text:span text:style-name="T12">– </text:span>я разлил сидр по чашкам.</text:p>
      <text:p text:style-name="P47"><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oft-page-break/><text:span text:style-name="T12">–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2">– У </text:span>тебя такая смешная мордочка! <text:span text:style-name="T12">– </text:span>захихикали Пинки, покачиваясь. <text:span text:style-name="T12">– </text:span>Как будто ты <text:span text:style-name="T62">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2">– </text:span>Эммм... Скажи-ка мне, мой друг П-п-пинки... Легенда про фаэри <text:span text:style-name="T16">— </text:span><text:span text:style-name="T62">эт правда?</text:span></text:p>
      <text:p text:style-name="P47"><text:span text:style-name="T16">– </text:span><text:span text:style-name="T62">Какая из? Их много, вообще-то. Ик!</text:span></text:p>
      <text:p text:style-name="P47"><text:span text:style-name="T16">– </text:span><text:span text:style-name="T62">Про принцесс. Про то, что они фаэри, спустившиеся с неба во плоти, чтоб помогать пони управлять Эквестрией?</text:span></text:p>
      <text:p text:style-name="P47"><text:span text:style-name="T16">– </text:span><text:span text:style-name="T62">Макс, </text:span><text:span text:style-name="T16">– </text:span><text:span text:style-name="T62">захихикала Пинки, взъерошив копытами розовые кудряшки и попытавшись соорудить из них бороду, </text:span><text:span text:style-name="T16">–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6">–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62">Ты что-о-о! Нельзя любить фаэри! Она похитит твоё сердце, и ты будешь искать её, пока не... </text:span><text:span text:style-name="T16">– </text:span><text:span text:style-name="T62">Пинки погрузилась в так и не съеденный салат «по-Кантерлотски» и захрапела.</text:span></text:p>
      <text:p text:style-name="P47"><text:span text:style-name="T16">– </text:span><text:span text:style-name="T62">Пока не умру?</text:span></text:p>
      <text:p text:style-name="P47"><text:span text:style-name="T16">– </text:span><text:span text:style-name="T62">Нет, глупенький, </text:span><text:span text:style-name="T16">– </text:span><text:span text:style-name="T62">пробулькала Пинки из миски. </text:span><text:span text:style-name="T16">– </text:span><text:span text:style-name="T62">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0"><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0"><text:soft-page-break/><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0"><text:span text:style-name="T12">–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2">– </text:span>Сто-о-ой! <text:span text:style-name="T12">– </text:span>заорал я. <text:span text:style-name="T12">– </text:span>Выпрыгивай из бочки!!!</text:p>
      <text:p text:style-name="P50">Кобылка-пилот улыбнулась и постукала копытцем по шлему, показывая, что не слышит меня.</text:p>
      <text:p text:style-name="P50"><text:span text:style-name="T12">– </text:span>Выпрыгива-а-а... <text:span text:style-name="T12">–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2">– </text:span>Смотри, вот те и ответ на вопрос, куда деваются пони!</text:p>
      <text:p text:style-name="P50"><text:span text:style-name="T12">– </text:span>Где? <text:span text:style-name="T12">– </text:span>единорожка начала оглядываться.</text:p>
      <text:p text:style-name="P50"><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0"><text:span text:style-name="T12">– </text:span>И что? Я всё равно не пойму, куда пони деваются? И куда пропала Скуталу?</text:p>
      <text:p text:style-name="P50"><text:soft-page-break/><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59"><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text:soft-page-break/>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2">P.S. Н</text:span>е гневите мироздание воровством! <text:span text:style-name="T29">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59"/>
      <text:p text:style-name="P44"><text:soft-page-break/>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2">–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2">–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0"><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0"><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2">– </text:span>Это неправильно! <text:span text:style-name="T12">– </text:span>заявила Рэйнбоу Дэш, отвернувшись от окна.</text:p>
      <text:p text:style-name="P50"><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0"><text:span text:style-name="T12">– </text:span>Да я не про то! <text:span text:style-name="T12">– </text:span>отмахнулась пегаска. <text:span text:style-name="T12">– </text:span>Посмотри на поле.</text:p>
      <text:p text:style-name="P50"><text:span text:style-name="T12">– </text:span>И что? Поле как поле.</text:p>
      <text:p text:style-name="P50"><text:span text:style-name="T12">– </text:span>Оно не убрано. <text:span text:style-name="T12">– </text:span>мрачно ответила пегаска. <text:span text:style-name="T12">–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2">– </text:span>У самого посёлка поля убраны. Наверняка дойдёт дело и до остальных.</text:p>
      <text:p text:style-name="P50"><text:soft-page-break/><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2">– </text:span>Спасибо, но от пинкиных плюшек у меня фланки округляются.</text:p>
      <text:p text:style-name="P50"><text:span text:style-name="T12">– </text:span>Да ладно тебе, Дэш! От одной не округлятся.</text:p>
      <text:p text:style-name="P50"><text:span text:style-name="T12">– </text:span>От одной —<text:span text:style-name="T12"> </text:span>нет. Но я ж на одной не остановлюсь. <text:span text:style-name="T12">– </text:span>Пегаска взяла карту и нахмурилась. <text:span text:style-name="T12">–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2"> </text:span>Как будто…</text:p>
      <text:p text:style-name="P50"><text:span text:style-name="T12">–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2">–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2">–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2">– </text:span>Леди и джентльпони! Просьба не паниковать! Поезд дальше не идёт: впереди провал! <text:span text:style-name="T12">– </text:span>крикнул проводник.</text:p>
      <text:p text:style-name="P50"><text:span text:style-name="T12">– </text:span>Какой ещё, в дышло, провал? Я проезжал тут два дня назад!</text:p>
      <text:p text:style-name="P50"><text:span text:style-name="T12">– </text:span>Безобразие! Верните мне деньги за билет!</text:p>
      <text:p text:style-name="P50"><text:span text:style-name="T12">– </text:span>Как вы смеете! Я опоздаю в порт! <text:s/><text:span text:style-name="T12">–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oft-page-break/><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2">– </text:span>Дэш, нам надо на ту сторону.</text:p>
      <text:p text:style-name="P50"><text:span text:style-name="T12">– </text:span>Нет проблем. Я могу тебя перенести.</text:p>
      <text:p text:style-name="P50">Я с сомнением посмотрел на пегаску. Дэш в холке была мне по пояс.</text:p>
      <text:p text:style-name="P50"><text:span text:style-name="T12">–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0">Мля.</text:p>
      <text:p text:style-name="P50"><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text:soft-page-break/>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2">–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0"><text:span text:style-name="T12">– </text:span>Удостоверение личности предъявлять? <text:span text:style-name="T12">– </text:span>осведомился я.</text:p>
      <text:p text:style-name="P50"><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0">Дэш, ни слова не говоря, прислонила ухо к двери.</text:p>
      <text:p text:style-name="P50"><text:span text:style-name="T12">– </text:span>Будешь смеяться, но именно этим он и занят. Вызывает полицию по телефону. <text:span text:style-name="T12">– </text:span>сообщила пегаска.</text:p>
      <text:p text:style-name="P50"><text:soft-page-break/><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2">– </text:span>Сколько у нас времени?</text:p>
      <text:p text:style-name="P50">Дэш почесала в затылке.</text:p>
      <text:p text:style-name="P50"><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2">–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0">Снаружи послышался вой сирены и цокот множества копыт.</text:p>
      <text:p text:style-name="P50"><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2">– </text:span>Это твои двадцать минут? <text:span text:style-name="T12">– </text:span>возмутился я. <text:span text:style-name="T12">– </text:span>Да ещё и десяти не прошло!</text:p>
      <text:p text:style-name="P50">Дэш вымучено скривилась.</text:p>
      <text:p text:style-name="P50"><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0">Я разбил топором стеклянные дверцы прибора и вытащил рубины.</text:p>
      <text:p text:style-name="P50"><text:soft-page-break/><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2">– </text:span>Ну уж фигушки. Я тебя тут не оставлю.</text:p>
      <text:p text:style-name="P50"><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2">– Н</text:span>е тупи! <text:span text:style-name="T12">– </text:span>упрямо мотнула головой пегаска. <text:span text:style-name="T12">–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2">– </text:span>Быстро за мной! <text:span text:style-name="T12">–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2">– Ю-</text:span>хууу<text:span text:style-name="T12">!!!</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2">–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2">– </text:span>Макс, подвинься!</text:p>
      <text:p text:style-name="P50">Пегаска оттеснила меня крупом и повернулась к двери задом.</text:p>
      <text:p text:style-name="P50"><text:span text:style-name="T12">–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2">– </text:span>Ты чего на меня так уставился? <text:span text:style-name="T12">– </text:span>подозрительно спросила пегаска.</text:p>
      <text:p text:style-name="P50"><text:span text:style-name="T12">– </text:span>Да так… Не ожидал, что ты такая…</text:p>
      <text:p text:style-name="P50"><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text:soft-page-break/>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2">– </text:span>Ты! Не! По! Нял! Те! Бе! Не! Льзя! Тут! Ос! Та! ВАТЬСЯ!!! <text:span text:style-name="T12">–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2">–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2">–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2">–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2">–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2">– </text:span>А это у нас кто? Гмм. Пегаска. Вот так раз! Рэйнбоу Дэш! Какими судьбами?</text:p>
      <text:p text:style-name="P50"><text:span text:style-name="T12">– </text:span>ТРИКСИ! <text:span text:style-name="T12">– <text:s/></text:span>фейсхуфнула Дэш. <text:span text:style-name="T12">– </text:span>Во имя Селестии, ЧТО ты тут делаешь?!!</text:p>
      <text:p text:style-name="P50"><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oft-page-break/><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0"><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0"><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2">– </text:span>Ей ведь нельзя рассказывать, да?</text:p>
      <text:p text:style-name="P50"><text:span text:style-name="T12">– </text:span>Нельзя. <text:span text:style-name="T12">– </text:span>подтвердил я. <text:span text:style-name="T12">–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2">– </text:span>ОГО!</text:p>
      <text:p text:style-name="P50">Единорожка аж уселась на крыльцо от удивления.</text:p>
      <text:p text:style-name="P50"><text:span text:style-name="T12">–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2">– </text:span>Мы приняли решение не выдавать вас полиции в обмен на то, что вы расскажете нам о вашей секретной миссии!</text:p>
      <text:p text:style-name="P50"><text:span text:style-name="T12">– </text:span>Не пойдёт! <text:span text:style-name="T12">– </text:span>заявил я. <text:span text:style-name="T12">– </text:span>Я уже сказал, что это тайна. Мне добавить нечего.</text:p>
      <text:p text:style-name="P50"><text:span text:style-name="T12">– </text:span>Да неужели? <text:span text:style-name="T12">– </text:span>захлопала ресницами Трикси. <text:span text:style-name="T12">–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9"/>
      <text:p text:style-name="P50"><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0"><text:soft-page-break/><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2">–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9">Исчезновение дневной главы диархии: Эквестрия в панике!</text:span>» (статья двухдневной давности).</text:p>
      <text:p text:style-name="P50">«<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0">«<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9"><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0"><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2">–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text:soft-page-break/>«…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4">..А ускоритель </text:span><text:span text:style-name="T14">— </text:span><text:span text:style-name="T4">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2">Show must go on!</text:span></text:p>
      <text:p text:style-name="P50">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поднимаясь с пола.</text:span></text:p>
      <text:p text:style-name="P39">– <text:span text:style-name="T1">О, да! Великая и могучая Трикси держит слово!</text:span></text:p>
      <text:p text:style-name="P50">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7. <text:span text:style-name="T1">Деградация</text:span></text:h>
      <text:p text:style-name="P39">&lt;<text:span text:style-name="T65">David Bowie - Lets Dance/ Ashes To Ashes</text:span></text:p>
      <text:p text:style-name="P39"><text:span text:style-name="T65">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text:soft-page-break/>–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text:soft-page-break/>–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9">Добро пожаловать в Груммингтон! Вам здесь рады!</text:span></text:p>
      <text:p text:style-name="P50"><text:span text:style-name="T29">Население города </text:span><text:span text:style-name="T66">302 пони</text:span><text:span text:style-name="T29">.</text:span></text:p>
      <text:p text:style-name="P50"><text:span text:style-name="T66">250 пони</text:span><text:span text:style-name="T29">.</text:span></text:p>
      <text:p text:style-name="P50"><text:span text:style-name="T66">125 поней</text:span><text:span text:style-name="T29">.</text:span></text:p>
      <text:p text:style-name="P50"><text:span text:style-name="T29">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text:soft-page-break/>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5">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3">Дружба </text:span><text:span text:style-name="T38">—</text:span><text:span text:style-name="T23"> </text:span><text:span text:style-name="T4">э</text:span><text:span text:style-name="T23">то, </text:span><text:span text:style-name="T68">так её </text:span><text:span text:style-name="T4">разэтак</text:span><text:span text:style-name="T68">,</text:span><text:span text:style-name="T23"> магия!</text:span><text:span text:style-name="T56">»</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text:soft-page-break/>–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6">37 пни</text:span></text:p>
      <text:p text:style-name="P68">24пн</text:p>
      <text:p text:style-name="P68">15</text:p>
      <text:p text:style-name="P50"><text:span text:style-name="T29">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9">Добро пожаловать в Груммингтон! Вам здесь рады!</text:span></text:p>
      <text:p text:style-name="P50"><text:soft-page-break/><text:span text:style-name="T29">Население города </text:span><text:span text:style-name="T66">302 пони</text:span><text:span text:style-name="T29">.</text:span></text:p>
      <text:p text:style-name="P50"><text:span text:style-name="T66">250 пони</text:span><text:span text:style-name="T29">.</text:span></text:p>
      <text:p text:style-name="P50"><text:span text:style-name="T66">125 поней</text:span><text:span text:style-name="T29">.</text:span></text:p>
      <text:p text:style-name="P50"><text:span text:style-name="T29">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2">&lt;</text:span><text:span text:style-name="T55">Metallica-Enter Sandman</text:span><text:span text:style-name="T12">&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9">&lt;<text:span text:style-name="T54">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text:soft-page-break/>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text:soft-page-break/>–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5">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text:soft-page-break/>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7">И магазин</text:span>ы вовсе<text:span text:style-name="T67"> не </text:span>бесплатные<text:span text:style-name="T67">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7">Оно п</text:span>овсюду. <text:span text:style-name="T67">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7">А т</text:span>ы вставать не хотел! Я очень-очень испугалась. <text:span text:style-name="T67">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oft-page-break/><text:span text:style-name="T12">–</text:span> А какой у тебя там был образ жизни?</text:p>
      <text:p text:style-name="P50"><text:span text:style-name="T12">–</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2">–</text:span> Дискордовы яйца! Ты сидел в тюрьме? За что тебя посадили?</text:p>
      <text:p text:style-name="P50"><text:span text:style-name="T12">–</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40">пишешь</text:span><text:span text:style-name="T49">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2">Пегаска <text:span text:style-name="T12">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7">матюков мне</text:span> удалось замазать самые большие щели. За тестовый<text:span text:style-name="T67"> </text:span>получасовый заплыв<text:span text:style-name="T67">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0"/>
      <text:p text:style-name="P40">…</text:p>
      <text:p text:style-name="P40">&lt;<text:bookmark text:name="eow-title"/><text:span text:style-name="T60">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67">н жил с пони! И они </text:span>офигенски <text:span text:style-name="T67">любили друг друга! И у них </text:span>был<text:span text:style-name="T67"> </text:span>офигенский <text:span text:style-name="T67">секс! </text:span>И это было круто!<text:span text:style-name="T67"> </text:span>А ты… Ты <text:span text:style-name="T12">—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2">– </text:span>Выф-выф-вуф! <text:span text:style-name="T12">– </text:span>возразил я.</text:p>
      <text:p text:style-name="P52">Отпихнув от лица живот пегаски и выплюнув шерсть, я продолжил.</text:p>
      <text:p text:style-name="P52"><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2">– </text:span>Бе-бе-бе! <text:span text:style-name="T12">– </text:span>устало передразнила меня Дэш. <text:span text:style-name="T12">– </text:span><text:span text:style-name="T25">Макс! Я </text:span><text:span text:style-name="T27">— </text:span><text:span text:style-name="T25">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2">– </text:span>Дэш, я знаю. Просто не могу о ней забыть.</text:p>
      <text:p text:style-name="P52"><text:soft-page-break/>Пегаска тяжело поднялась.</text:p>
      <text:p text:style-name="P52"><text:span text:style-name="T12">– </text:span>Везёт же некоторым. <text:span text:style-name="T12">– </text:span>пробормотала она, раскрывая крылья для просушки.</text:p>
      <text:p text:style-name="P52">…</text:p>
      <text:p text:style-name="P52"><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4">– </text:span><text:span text:style-name="T35">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4">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0">&lt;<text:span text:style-name="T54">Mothley Crue – Cickstart my heart</text:span>&gt;</text:p>
      <text:p text:style-name="P52">«<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2">–</text:span> Про меня таки забыли. Отлично.</text:p>
      <text:p text:style-name="P52"><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2"><text:span text:style-name="T12">–</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2">– </text:span>Твайлайт, привет! Мы вернулись! <text:span text:style-name="T12">–</text:span> я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2">– К</text:span>АКОГО ХУЯ?!! Твайлайт, ёб твою понимать, ты чё творишь? <text:span text:style-name="T12">– </text:span>я вцепился в ручку двери.</text:p>
      <text:p text:style-name="P52"><text:span text:style-name="T12">– </text:span>Твайли, ты чего? <text:span text:style-name="T12">– </text:span>брыкалась Дэш. <text:span text:style-name="T12">– </text:span>Немедленно опусти меня на пол!</text:p>
      <text:p text:style-name="P52"><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2">–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2">– </text:span>Твайлайт, не смей! <text:span text:style-name="T12">– </text:span>хриплым от ужаса голосом прошептал я.</text:p>
      <text:p text:style-name="P52"><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2">–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2">– О</text:span>у! <text:span text:style-name="T67">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oft-page-break/><text:span text:style-name="T12">– </text:span>Хрен-то тебе зачем? <text:span text:style-name="T12">– </text:span>с бессильной злостью спросил я. <text:span text:style-name="T12">– </text:span><text:span text:style-name="T67">Т</text:span>ы собираешься устроить филиал порнхаба для пони-извращенцев?</text:p>
      <text:p text:style-name="P52"><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2">– </text:span>А если попроще?</text:p>
      <text:p text:style-name="P52"><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2"><text:span text:style-name="T12">–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1">***</text:p>
      <text:p text:style-name="P41"/>
      <text:p text:style-name="P52"><text:span text:style-name="T12">–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2">–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2">– </text:span>А-А-А-А-А-А!!!</text:p>
      <text:p text:style-name="P52"/>
      <text:p text:style-name="P53">***</text:p>
      <text:p text:style-name="P53"/>
      <text:p text:style-name="P52"><text:soft-page-break/>Две кляксы надо мной сформировались в Рэйнбоу Дэш и Твайлайт Спаркл. Пони озадаченно наблюдали за мной и тихо шушукались.</text:p>
      <text:p text:style-name="P52"><text:span text:style-name="T12">– </text:span>Никогда, слышишь, никогда больше не смей подымать меня...</text:p>
      <text:p text:style-name="P52"><text:span text:style-name="T12">– </text:span>Откуда я знала, что резонансное заклинание так среагирует на...</text:p>
      <text:p text:style-name="P52"><text:span text:style-name="T12">– М</text:span>акс? <text:span text:style-name="T12">– </text:span>пегаска заметила, что я открыл глаза. <text:span text:style-name="T12">– </text:span>Ты в порядке?</text:p>
      <text:p text:style-name="P52">Я издал нечто среднее между брачным рёвом лося и стоном умирающего слона.</text:p>
      <text:p text:style-name="P52"><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2">–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2"><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2"><text:span text:style-name="T12">– </text:span>Тебе-то на Понивилль точно махать! <text:span text:style-name="T12">– </text:span>огрызнулась фермерша. <text:span text:style-name="T12">– Т</text:span>вой дом, поди, не зацепит.</text:p>
      <text:p text:style-name="P52"><text:span text:style-name="T12">– </text:span>Что ты сказала? А ну, повтори? <text:span text:style-name="T12">– </text:span>взвилась пегаска.</text:p>
      <text:p text:style-name="P52"><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2"><text:span text:style-name="T12">– </text:span>Ась?</text:p>
      <text:p text:style-name="P52"><text:soft-page-break/><text:span text:style-name="T12">– </text:span>Что?</text:p>
      <text:p text:style-name="P52"><text:span text:style-name="T12">– </text:span>Какой? <text:span text:style-name="T12">– </text:span>разом <text:span text:style-name="T12">о</text:span>бернулась ко мне компания.</text:p>
      <text:p text:style-name="P52"><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2"><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2"><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2">– </text:span>Рэр, иногда лучше жевать, чем говорить. Вот честно!</text:p>
      <text:p text:style-name="P52"><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2">– </text:span>Они лежали в нагрудном кармане рубашки.</text:p>
      <text:p text:style-name="P52">Твайлайт отвлеклась от доски.</text:p>
      <text:p text:style-name="P52"><text:span text:style-name="T12">–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2">– </text:span>Вот, прибрался малёхо. Но с потолка сажу ещё не успел счистить, там стремянка нужна.</text:p>
      <text:p text:style-name="P52"><text:span text:style-name="T12">– </text:span>Спайки-Вайки, не выкидывай одежду, пожалуйста. В ней должны быть рубины.</text:p>
      <text:p text:style-name="P52"><text:span text:style-name="T12">– </text:span>Какие ещё рубины? <text:span text:style-name="T12">– </text:span>переспросил Спайк и зажевал быстрее.</text:p>
      <text:p text:style-name="P52"><text:span text:style-name="T12">–</text:span> Резонаторные! <text:span text:style-name="T12">–</text:span> холодея, ответил я. <text:span text:style-name="T12">– </text:span>В кармане рубашки должны лежать четыре кристалла.</text:p>
      <text:p text:style-name="P52"><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6"/>
      <text:p text:style-name="P52">…</text:p>
      <text:p text:style-name="P52"/>
      <text:p text:style-name="P52"><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2">– Н</text:span>он-нон? Ты сейчас правильный, или нет?</text:p>
      <text:p text:style-name="P52"><text:span text:style-name="T12">– </text:span>Макс, ты как? Тебе уже лучше? <text:span text:style-name="T12">– </text:span>в прямоугольнике появилась голова Рэйнбоу Дэш.</text:p>
      <text:p text:style-name="P52"><text:span text:style-name="T12">– </text:span>Фигурально выражаясь, ты в себе? <text:span text:style-name="T12">– </text:span>вклинилась между ними Твайлайт Спаркл.</text:p>
      <text:p text:style-name="P52"><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2">– </text:span>Отпустите. Я уже правильный. <text:span text:style-name="T12">–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oft-page-break/><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2"><text:span text:style-name="T12">– </text:span>Спайк!!! Немедленно... <text:s/>сбегай в лавку к Кейкам за выпечкой! Нам всем нужно успокоиться.</text:p>
      <text:p text:style-name="P52"><text:span text:style-name="T12">–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2"><text:span text:style-name="T12">– </text:span>Не беспокойся, всё просчитано. Я уверена, я подчёркиваю, абсолютно уверена в безопасности эксперимента!</text:p>
      <text:p text:style-name="P52"><text:span text:style-name="T12">– </text:span>Ой, чего-то мне нехорошо становится, когда ты так говоришь...</text:p>
      <text:p text:style-name="P52"><text:span text:style-name="T12">–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0">&lt;<text:span text:style-name="T54">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0"><text:soft-page-break/><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69">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7"> </text:span>покои Луны<text:span text:style-name="T67"> </text:span>через открытые балконные двери<text:span text:style-name="T6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2">– </text:span>А-а-а, ты всё-таки пришёл… <text:span text:style-name="T12">–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2">–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2">–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2">– </text:span>Сожалеем, что не можем убить тебя.</text:p>
      <text:p text:style-name="P52">Обернувшись я встречаюсь с рогом аликорницы, нацеленным мне в грудь.</text:p>
      <text:p text:style-name="P52"><text:span text:style-name="T12">–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2">– </text:span>Но что в Нашей власти — так это вышвырнуть тебя отсюда!</text:p>
      <text:p text:style-name="P52"><text:soft-page-break/>Я снова отступаю. Как я помню, балкон метра три в ширину и без перил. И хоть я осознаю, что это сон, мне страшно до онемения.</text:p>
      <text:p text:style-name="P52"><text:span text:style-name="T12">–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2">– </text:span>Кимеринн погиб, чтобы ты жил.</text:p>
      <text:p text:style-name="P52">Шаг назад.</text:p>
      <text:p text:style-name="P52"><text:span text:style-name="T12">– </text:span>Сел осталась без магии и развоплотилась из-за тебя.</text:p>
      <text:p text:style-name="P52">Шаг назад.</text:p>
      <text:p text:style-name="P52"><text:span text:style-name="T12">–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0"/>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7">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2">Я киваю ей в ответ. Мне понятно, почему.</text:p>
      <text:p text:style-name="P52"><text:soft-page-break/><text:span text:style-name="T12">–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4">–</text:span><text:span text:style-name="T35"> … чувствуешь, дорогая Рэрити?! Я могу чем-нибудь помочь? Вот, выпей воды! </text:span><text:span text:style-name="T44">–</text:span><text:span text:style-name="T35">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2">– </text:span>Ну что? Увидел что-нибудь, сахарок?</text:p>
      <text:p text:style-name="P52">Пони уставились на меня с надеждой.</text:p>
      <text:p text:style-name="P52"><text:span text:style-name="T12">– </text:span>Да.</text:p>
      <text:p text:style-name="P52">Откровение давило на психику как тонна кирпичей. Я не знал, что им сказать. Я не мог.</text:p>
      <text:p text:style-name="P52"><text:span text:style-name="T12">– П</text:span>ревосходно!</text:p>
      <text:p text:style-name="P52"><text:span text:style-name="T12">– </text:span>Это просто супер-дупер-здоровски-потрясно!</text:p>
      <text:p text:style-name="P52"><text:span text:style-name="T12">– </text:span>Йей!</text:p>
      <text:p text:style-name="P52"><text:span text:style-name="T12">– </text:span>Ю-ху!</text:p>
      <text:p text:style-name="P52"><text:span text:style-name="T12">– О</text:span>фигенно! Мы победили! Макс, ты молодец!</text:p>
      <text:p text:style-name="P52"><text:span text:style-name="T12">– </text:span>Замечательно! Секундочку, я приготовлю дневник…</text:p>
      <text:p text:style-name="P52">Восторг пони постепенно сменился ожиданием. Я молчал.</text:p>
      <text:p text:style-name="P52"><text:span text:style-name="T12">– </text:span>Э-м-м? И что же ты увидел? <text:span text:style-name="T12">– </text:span>не выдержала Твайлайт.</text:p>
      <text:p text:style-name="P52"><text:span text:style-name="T12">– </text:span>Я… не могу сказать.</text:p>
      <text:p text:style-name="P52">Ожидание сменилось недоумением. Рэйнбоу Дэш насмешливо скривила губы.</text:p>
      <text:p text:style-name="P52"><text:span text:style-name="T12">– </text:span>Да ладно! Кончай прикалываться, мы же ждём! Шутка зачлась!</text:p>
      <text:p text:style-name="P52"><text:span text:style-name="T12">– </text:span>Не могу!!!</text:p>
      <text:p text:style-name="P52"/>
      <text:p text:style-name="P52">…</text:p>
      <text:p text:style-name="P52"/>
      <text:p text:style-name="P52">Молчание прервала Эпплджек.</text:p>
      <text:p text:style-name="P52"><text:soft-page-break/><text:span text:style-name="T12">– </text:span>Сахарок, с тобой всё в порядке?</text:p>
      <text:p text:style-name="P52">Дэш подошла ко мне вплотную, обняла мою голову и прижалась нос к носу.</text:p>
      <text:p text:style-name="P52"><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2">Я высвободился из объятий пегаски.</text:p>
      <text:p text:style-name="P52"><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2">– </text:span>Конски яблоки! Вот это поворот! А мне так хотелось узнать, что за нечисть тут орудует!</text:p>
      <text:p text:style-name="P52"><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2">– </text:span>Рэр, отвали!</text:p>
      <text:p text:style-name="P52"><text:span text:style-name="T12">– </text:span>Оу, какие страсти! Ладно-ладно, не сердись, дорогая, не мешаю!</text:p>
      <text:p text:style-name="P52"><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2">– </text:span>Стойте!</text:p>
      <text:p text:style-name="P52">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2"><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2">…</text:p>
      <text:p text:style-name="P52">«<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2">…</text:p>
      <text:p text:style-name="P52"><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2">Пегаска сжала голову копытами.</text:p>
      <text:p text:style-name="P52"><text:span text:style-name="T12">–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2"><text:span text:style-name="T12">– </text:span><text:span text:style-name="T67">Допустим, кот бессмертен. Также допустим, что кот з</text:span>аколдован<text:span text:style-name="T67"> </text:span>отложенным <text:span text:style-name="T67">заклятие</text:span>м<text:span text:style-name="T67"> Стирания, которое сработает, если кто-то откроет ящик</text:span>. <text:span text:style-name="T67">То есть, п</text:span>ри открытии<text:span text:style-name="T67"> ящик</text:span>а<text:span text:style-name="T67"> кот исчезнет из </text:span>бытия<text:span text:style-name="T67"> </text:span>— его нет, и никогда не было.</text:p>
      <text:p text:style-name="P52"><text:soft-page-break/><text:span text:style-name="T12">– </text:span>Бедный котик. <text:span text:style-name="T12">– </text:span>прошептала Флаттершай.</text:p>
      <text:p text:style-name="P52">Я насторожился, услышав знакомое заклинание.</text:p>
      <text:p text:style-name="P52"><text:span text:style-name="T12">– </text:span>Стой! Откуда тебе известно про заклинание Стирания?</text:p>
      <text:p text:style-name="P52"><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2"><text:span text:style-name="T12">– </text:span>Гм. Ну ладно, продолжай.</text:p>
      <text:p text:style-name="P52"><text:span text:style-name="T12">– </text:span>Так вот, по условию эксперимента известно, что вероятность того, что кто-то откроет ящик, ненулевая.</text:p>
      <text:p text:style-name="P52"><text:span text:style-name="T12">– </text:span>И что это означает, дорогая? <text:span text:style-name="T12">– </text:span>спросила Рэрити.</text:p>
      <text:p text:style-name="P52"><text:span text:style-name="T12">– </text:span>Это значит, что кто-нибудь когда-нибудь обязательно откроет его.</text:p>
      <text:p text:style-name="P52"><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2"><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2">–</text:span> То есть, ты хочешь сказать, что мы все — навроде этого кота, а Макс боится открыть ящик? Чтоб мы не исчезли окончательно?</text:p>
      <text:p text:style-name="P52"><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2">– </text:span>Лягать! <text:span text:style-name="T12">– </text:span>выругалась Дэш. <text:span text:style-name="T12">– </text:span>Значит, наши усилия по доставке резонаторов пошли лесом.</text:p>
      <text:p text:style-name="P52"><text:span text:style-name="T12">–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2">– </text:span>Тихо! Спайк, будь добр, сбегай к Кейкам за выпечкой. Нам надо успокоиться. Макс, хоть про Селестию ты нам можешь рассказать?</text:p>
      <text:p text:style-name="P52"><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2"><text:span text:style-name="T12">– А </text:span>как ты узнал… <text:span text:style-name="T12">– </text:span>начала было единорожка, но её перебил напряжённый голос Спайка.</text:p>
      <text:p text:style-name="P52"><text:span text:style-name="T12">– </text:span>Твай! <text:span text:style-name="T12">– </text:span>дракончик стоял в дверях спиной к нам. <text:span text:style-name="T12">–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2">–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2">Мы с пегаской застыли в синем левитационном поле и поплыли к Луне.</text:p>
      <text:p text:style-name="P52"><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2">–</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5">Добавить в главы с Твайлайт её попытки заигрывания с Максом</text:span><text:span text:style-name="T12">&gt;</text:span></text:p>
      <text:p text:style-name="P52">В голосе лавандовой единорожки звучал металл. Мы опять полетели к Твайлайт.</text:p>
      <text:p text:style-name="P52"><text:span text:style-name="T12">–</text:span> ДОВОЛЬНО! НАМ НАДОЕЛА ЭТА НЕПОКОРНОСТЬ! ПОЗНАЙ ГНЕВ ПРИНЦЕССЫ НОЧИ!!!</text:p>
      <text:p text:style-name="P52"><text:span text:style-name="T12">–</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2"><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2"><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2"><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2">– О</text:span>хренеть! <text:span text:style-name="T12">– </text:span>чертыхнулся Спайк. <text:span text:style-name="T12">– </text:span><text:s/>Твай, она создаёт сферу стихий!</text:p>
      <text:p text:style-name="P52"><text:span text:style-name="T12">– </text:span>Вижу! <text:span text:style-name="T12">– </text:span>донёсся голос единорожки из-под потолка. <text:span text:style-name="T12">–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2">– </text:span>Погоди. У меня есть вариант получше.</text:p>
      <text:p text:style-name="P52">Я вылез из-под шкафа и попрыгал на одной ноге в центр зала.</text:p>
      <text:p text:style-name="P52"><text:span text:style-name="T12">– </text:span>Стойте! Прекратите! Да остановитесь же!!!</text:p>
      <text:p text:style-name="P52">Аликорница и шестёрка уставились на меня.</text:p>
      <text:p text:style-name="P52"><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2"><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2">– </text:span>Как ты её назвал? <text:span text:style-name="T12">– </text:span>отвалилась челюсть у аликорницы.</text:p>
      <text:p text:style-name="P52"><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2"><text:span text:style-name="T12">– </text:span>Что? <text:span text:style-name="T12">–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2">–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2">– </text:span>Что тут случилось? Почему все висят в воздухе? И всё вот это?</text:p>
      <text:p text:style-name="P52">Голос Спайка откуда-то из подвала ответил:</text:p>
      <text:p text:style-name="P52"><text:span text:style-name="T12">– </text:span>Потому что Твайлайт остановила время. В радиусе девяти метров, как мне кажется. Или десяти.</text:p>
      <text:p text:style-name="P52"><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2">–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2">–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2">– </text:span>Эмм, я вам подхожу?</text:p>
      <text:p text:style-name="P52"><text:span text:style-name="T12">– </text:span>КТО ТЫ?</text:p>
      <text:p text:style-name="P52"><text:span text:style-name="T12">– </text:span>Эмм, Лира Хартстрингс, единорог. Я не то, чтобы маг, моя специализация — музыка…</text:p>
      <text:p text:style-name="P52"><text:soft-page-break/><text:span text:style-name="T12">– </text:span>ГОДИТСЯ! ТЫ ВИДИШЬ ТОЧКУ СИНГУЛЯРНОСТИ?</text:p>
      <text:p text:style-name="P52"><text:span text:style-name="T12">– </text:span>Эмм?</text:p>
      <text:p text:style-name="P52">Голос Спайка пояснил:</text:p>
      <text:p text:style-name="P52"><text:span text:style-name="T12">– </text:span>Вон та яркая искорка над лестницей, у которой вся картинка искривляется.</text:p>
      <text:p text:style-name="P52"><text:span text:style-name="T12">– </text:span>Да! Вижу.</text:p>
      <text:p text:style-name="P52"><text:span text:style-name="T12">– </text:span>ТЕПЕРЬ ЛЕВИТИРУЙ ПРИМАТА В ТОЧКУ СИНГУЛЯРНОСТИ.</text:p>
      <text:p text:style-name="P52"><text:span text:style-name="T12">– </text:span>Чего?!! <text:span text:style-name="T12">– </text:span>возопило моё малое сознание.</text:p>
      <text:p text:style-name="P52"><text:span text:style-name="T12">– </text:span>Эмм… Зачем?</text:p>
      <text:p text:style-name="P52"><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2"><text:span text:style-name="T12">– </text:span>Вы даёте слово, что человеку не будет причинён вред? <text:span text:style-name="T12">– </text:span>голос Лиры обрёл непривычную твёрдость.</text:p>
      <text:p text:style-name="P52"><text:span text:style-name="T12">– </text:span>КАК ТЫ СМЕЕШЬ СОМНЕВАТЬСЯ В НАС, СВОЕЙ ПРИНЦЕССЕ?</text:p>
      <text:p text:style-name="P52"><text:span text:style-name="T12">– Я </text:span>не сомневаюсь в вас, Ваше Высочество… Потому и требую слова!</text:p>
      <text:p text:style-name="P52"><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2">– </text:span>Ну, блядь, спасибо! <text:span text:style-name="T12">– </text:span>подумал я.</text:p>
      <text:p text:style-name="P52"><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2">–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2">– </text:span>Давай по-порядку. <text:span text:style-name="T12">– о</text:span>становила меня Луна. <text:span text:style-name="T12">–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2">– </text:span>Теперь ты понимаешь, почему Мы виним тебя в развоплощении сестры?</text:p>
      <text:p text:style-name="P52"><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2">Луна пристально взглянула на меня и понимающе склонила голову.</text:p>
      <text:p text:style-name="P52"><text:span text:style-name="T12">– </text:span>Мы знаем, иногда так бывает. Продолжай.</text:p>
      <text:p text:style-name="P52"><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2">– </text:span>Да, помним.</text:p>
      <text:p text:style-name="P52"><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2">Луна сморщила нос при этих словах, но всё же кивнула.</text:p>
      <text:p text:style-name="P52"><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2">– </text:span>Я приглашу их. Они не откажутся.</text:p>
      <text:p text:style-name="P52"><text:span text:style-name="T12">– </text:span>Что ж, ещё одной проблемой меньше. Теперь нужно решить, как найти Сел. Кто-то должен отправиться за ней.</text:p>
      <text:p text:style-name="P52"><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2"><text:span text:style-name="T12">– </text:span>А если…</text:p>
      <text:p text:style-name="P52"><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2"><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2">– </text:span>Почему же ты не смогла найти меня с его помощью?</text:p>
      <text:p text:style-name="P52">Аликорница смутилась.</text:p>
      <text:p text:style-name="P52"><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2"><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2"><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2"><text:span text:style-name="T12">– </text:span>А также совместить приятное с полезным. <text:span text:style-name="T12">– </text:span>не удержался я.</text:p>
      <text:p text:style-name="P47">Луна бросила на меня тяжёлый взгляд.</text:p>
      <text:p text:style-name="P50"><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oft-page-break/><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2">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7"><text:span text:style-name="T17">– Что?!! – с недоверием воскликнула Луна. – Сестра никогда не умела лечить. И сейчас не умеет </text:span><text:span text:style-name="T63">—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63">— она готова отпилить себе крыло, дабы не заслонять для кого-то солнце!</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7"><text:span text:style-name="T17">– Заместительная терапия </text:span><text:span text:style-name="T63">—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7"><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6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2"><text:soft-page-break/>Я благодарно взъерошил пегаске гриву. Уныние отступило.</text:p>
      <text:p text:style-name="P52"><text:span text:style-name="T12">– </text:span>Спасибо, Дэш. Ты настоящий друг.</text:p>
      <text:p text:style-name="P52"><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0"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2">– </text:span>Макс, ты тут? <text:span text:style-name="T12">–</text:span>Дэш просунула нос в дверь, не дожидаясь отклика. <text:span text:style-name="T12">– </text:span>Ага, вот ты где! Я с тобой!</text:p>
      <text:p text:style-name="P52">Она швырнула перемётные сумки мне на постель и пошла к выходу.</text:p>
      <text:p text:style-name="P52"><text:span text:style-name="T12">– </text:span>Ну, чего застрял? Пошли скорее, а то на хавчик опоздаем! <text:span text:style-name="T12">–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0">…</text:p>
      <text:p text:style-name="P40"/>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2">– </text:span>Располагайтесь. <text:span text:style-name="T12">–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2"><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2"><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2"><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2">– </text:span>А ты первая на моей памяти лошадь, умеющая магичить.</text:p>
      <text:p text:style-name="P52">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2">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text:soft-page-break/>–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1">***</text:p>
      <text:p text:style-name="P40"/>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text:soft-page-break/>–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lt;<text:span text:style-name="T64">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3">д</text:span>ЕсЬ БЫл <text:span text:style-name="T74">д</text:span>ИскОр<text:span text:style-name="T72">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text:soft-page-break/>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0"/>
      <text:p text:style-name="P53"><text:soft-page-break/>***</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5"></text:span><text:span text:style-name="T76">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7">Зафиксирована опасная ситуация. Сознание пациента </text:span><text:span text:style-name="T78">&lt;</text:span><text:span text:style-name="T77">Селестия</text:span><text:span text:style-name="T78">&gt;</text:span><text:span text:style-name="T77"> не регистрируется. Активируется протокол экстренной эвакуации пациента </text:span><text:span text:style-name="T78">&lt;</text:span><text:span text:style-name="T77">Селестия</text:span><text:span text:style-name="T78">&gt;</text:span><text:span text:style-name="T77"> к </text:span><text:span text:style-name="T78">&lt;</text:span><text:span text:style-name="T77">Луна</text:span><text:span text:style-name="T78">&gt;</text:span><text:span text:style-name="T77">.</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text:soft-page-break/>–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0"><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0"/>
      <text:p text:style-name="P47"><text:span text:style-name="T63">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3">—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text:soft-page-break/></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5"><text:span text:style-name="T12">–</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7">трид</text:span><text:span text:style-name="T1">цать лет, если его сменят через </text:span><text:span text:style-name="T67">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2">~~~ </text:span>Человек Макс <text:span text:style-name="T12">~~~</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text:soft-page-break/>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0"/>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1">~~~~~</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text:soft-page-break/>Луна отдаёт короткую команду в интерком и наперерез падающим фигуркам с «Конкордии» пикирует звено Вондерболтов.</text:p>
      <text:p text:style-name="P52">–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1">~~~~~</text:p>
      <text:p text:style-name="P41"/>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5">Описать нарастание депрессивных мыслей от описанных случая к случаю</text:span><text:span text:style-name="T12">&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text:soft-page-break/>–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oft-page-break/><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text:soft-page-break/></text:p>
      <text:p text:style-name="P8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8"/>
      <text:p text:style-name="P89">Кажется, я уже это встречал раньше! Не помню только, где и когда.</text:p>
      <text:p text:style-name="P8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37" text:outline-level="3">Воскресение</text:h>
      <text:p text:style-name="P47">&lt;<text:span text:style-name="T79">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79">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7">кликнул по ним правой кнопкой </text:span><text:span text:style-name="T1">мыши</text:span><text:span text:style-name="T67"> и </text:span><text:span text:style-name="T1">выбрал</text:span><text:span text:style-name="T67">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37" text:outline-level="3">Вторник</text:h>
      <text:p text:style-name="P3">&lt;<text:span text:style-name="T60">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3"><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9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3"><text:s/>– Ты его слишком… эмм, упрощаешь. – продолжала Флаттершай. – Вот, взгляни сюда.</text:p>
      <text:p text:style-name="P93">Флаттершай повернула ко мне экран. Мультяшный Дискорд с заплаканными глазами стоял на ледовом катке перед брошенными коньками.</text:p>
      <text:p text:style-name="P93"><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5">– А ты в курсе, что твой Дискорд многократно сжигал Селестию живьём? – выпалил я.</text:p>
      <text:p text:style-name="P105">–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3"><text:soft-page-break/><text:span text:style-name="T12">– Это всего лишь твои домыслы. С тем же успехом я могу объяснить это тем, что он </text:span>— злой придурок!</text:p>
      <text:p text:style-name="P105">– Это не мои… домыслы… Он сам мне рассказал…</text:p>
      <text:p text:style-name="P105">Флаттершай встала со стула и попыталась уйти. Я задержал её.</text:p>
      <text:p text:style-name="P105">– Извини. Я не знал. Нам нельзя ссориться.</text:p>
      <text:p text:style-name="P93">Флаттершай слабо улыбнулась.</text:p>
      <text:p text:style-name="P105">– Я не сержусь… На Дискорда трудно не злиться… Он так себя ведёт, потому что его это… эмм, забавляет.</text:p>
      <text:p text:style-name="P3"/>
      <text:p text:style-name="Text_20_body">…</text:p>
      <text:p text:style-name="P117"/>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8">– Что ты решил, Анон?</text:p>
      <text:p text:style-name="P88">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8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9">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9">—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text:soft-page-break/>Zookeeper service initiated. Sending heartbeats to all nodes…</text:p>
      <text:p text:style-name="P84">Classloader start…</text:p>
      <text:p text:style-name="P84">Loading dictionaries…</text:p>
      <text:p text:style-name="P84"><text:span text:style-name="T12">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2">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6"/>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3">Прихожая встретила нас толстым слоем пыли. Мы тихонько прошли внутрь. Я задержался, запирая дверь. Девушки разбрелись по квартире.</text:p>
      <text:p text:style-name="P95"><text:span text:style-name="T12">– Анон…</text:span><text:span text:style-name="T1"> Тут окно разбито… И верёвка висит. – пискнула Флаттершай из кухни.</text:span></text:p>
      <text:p text:style-name="P92"><text:span text:style-name="T12">– </text:span><text:span text:style-name="T1">Оставь, Флатти, не сейчас! – отмахнулся я.</text:span></text:p>
      <text:p text:style-name="P93"><text:soft-page-break/>Эпплджек стояла посреди комнаты и оглядывалась.</text:p>
      <text:p text:style-name="P105">– Не нравится мне тут. Чуйка нехорошая…</text:p>
      <text:p text:style-name="P92"><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05">– Привет, Сел.</text:p>
      <text:p text:style-name="P134">Аликорница всполошилась и спрятала <text:span text:style-name="T1">пирожное</text:span> за спину.</text:p>
      <text:p text:style-name="P105">– Ах, это ты, Анон. Какое счастье! Ты снова с нами!</text:p>
      <text:p text:style-name="P105">– Нет, Сел. Это ты с нами. <text:span text:style-name="T1">Я пришёл забрать тебя назад, в Эквестрию. Через четверть часа ты вернёшься домой.</text:span></text:p>
      <text:p text:style-name="P93"><text:span text:style-name="T12">Я устало улыбнулся аликорнице </text:span>и осторожно закрыл ноутбук<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93"><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3"><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05"/>
      <text:h text:style-name="P139" text:outline-level="2">2<text:span text:style-name="T1">7</text:span>. Отбытие</text:h>
      <text:p text:style-name="P110">&lt;Mission Impossible theme ?&gt;</text:p>
      <text:p text:style-name="P93"><text:span text:style-name="T12">– </text:span>Оп-па! – пробормотала Эпплджек. – Нежданчик!</text:p>
      <text:p text:style-name="P93">Дискорд дурашливо кивнул Эпплджек.</text:p>
      <text:p text:style-name="P105">– И я рад тебя видеть, дорогая Эппл-как-тебя-там! А где моя любимая Флаттершай?</text:p>
      <text:p text:style-name="P105">Окинув взглядом комнату, Дискорд закапризничал:</text:p>
      <text:p text:style-name="P105">– Где же она? Вот вечно вы тормозите, когда надо торопиться!</text:p>
      <text:p text:style-name="P93"><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93"><text:span text:style-name="T12">– А что? – невинно захлопал глазами </text:span>реальный <text:span text:style-name="T12">драконикус. – Я, между прочим, </text:span>намного раньше тебя <text:span text:style-name="T12">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5">– С кем это вы тут разговариваете?</text:p>
      <text:p text:style-name="P105">В комнату вошла Флаттершай.</text:p>
      <text:p text:style-name="P93">Дискорд обернулся на голос и в этот момент я швырнул в него кружкой и бросился к нему через комнату с занесеным над головой стулом.</text:p>
      <text:p text:style-name="P93">Оглушённый драконикус попытался отъехать на кресле в сторону, но я припёр его стулом к стенке.</text:p>
      <text:p text:style-name="P119">– Эй-Джей, Флатти, хватайте комп и на выход! Я с ним разберусь! Не теряйте вре...!</text:p>
      <text:p text:style-name="P119">– ТЫ ИДИО...!!!</text:p>
      <text:p text:style-name="P119">Дискорд <text:s/>заорал одновременно со мной, прикрываясь от меня руками, когда раздался оглушительный</text:p>
      <text:p text:style-name="P119">… </text:p>
      <text:p text:style-name="P121">БАХ!!!</text:p>
      <text:p text:style-name="P122">…</text:p>
      <text:p text:style-name="P119"><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5">На лице драконикуса появилось удивлённо-мечтательное выражение и он вырубился.</text:p>
      <text:p text:style-name="P105"/>
      <text:p text:style-name="P105">…</text:p>
      <text:p text:style-name="P105"/>
      <text:p text:style-name="P105">– <text:span text:style-name="T1">А… Анон… Зачем ты напал на Дискорда? </text:span>– <text:span text:style-name="T1">прошептала Флаттершай в шоке.</text:span></text:p>
      <text:p text:style-name="P105"><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3">– Чего-о-о??? – ахнула Эпплджек. – Анон, я, канешн, на дух не выношу этого прохвоста, но тут ты малость вожжи попутал. Дискорд — не убийца.</text:p>
      <text:p text:style-name="P93">Дискорд благодарно замычал и так энергично закивал головой, что чуть не проглотил кляп.</text:p>
      <text:p text:style-name="P93">–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3">– А кто, по-твоему, подстроил все эти «несчастные» случаи? Вспомни, как меня чуть не утопил снеговик. Кому ещё это под силу?</text:p>
      <text:p text:style-name="P93">Дискорд возвёл глаза к потолку и завыл. Эпплджек задумалась.</text:p>
      <text:p text:style-name="P9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3">– А зачем тогда ты приложила его книгой? А потом помогла мне его связать? – перебил я фермершу с удивлением.</text:p>
      <text:p text:style-name="P93">Драконикус с натугой наклонил голову к лапе и покрутил пальцем у виска.</text:p>
      <text:p text:style-name="P93">– Потому что ты напал на него. – пожала плечами Эпплджек. – Я и подумала — тебе виднее. И подсобила маленько.</text:p>
      <text:p text:style-name="P93">Звук сирены заставил меня броситься к окну. Три полицейские тойоты сверкали мигалками вокруг «Навары», подобно ёлочной гирлянде.</text:p>
      <text:p text:style-name="P93"/>
      <text:p text:style-name="P93">Проклятье!!!</text:p>
      <text:p text:style-name="P93"/>
      <text:p text:style-name="P93">Я схватил ноутбук, сгрёб девушек в охапку и вытолкал их в коридор. В дверях я обернулся к Дискорду.</text:p>
      <text:p text:style-name="P113"><text:span text:style-name="T12">–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3">Я повернулся к выходу. Флаттершай проскочила у меня под локтём и кинулась к драконикусу.</text:p>
      <text:p text:style-name="P113"><text:span text:style-name="T12">– Нет! Дискорд </text:span>— не убийца!</text:p>
      <text:p text:style-name="P113">С необычной для неё силой, Флаттершай вытащила кляп изо рта драконикуса.</text:p>
      <text:p text:style-name="P113"><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text:soft-page-break/>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13">Или драконикус — гениальный актёр, или… ?</text:p>
      <text:p text:style-name="P113">Я вернулся к драконикусу и уселся на стул напротив него.</text:p>
      <text:p text:style-name="P113"><text:span text:style-name="T12">– </text:span>Говори.</text:p>
      <text:p text:style-name="P113">Дискорд немного успокоился.</text:p>
      <text:p text:style-name="P113"><text:s/><text:span text:style-name="T12">– </text:span>Вообще-то, от тебя следовало бы избавиться, Проводник. Не знаю, что ты там разведал в <text:span text:style-name="T79">заклинании Откровения</text:span>, но чувствую, что твоё знание может погубить Эквестрию. Но к<text:span text:style-name="T12">ак, интересно, я получу без </text:span>тебя<text:span text:style-name="T12"> приз из… копыт Луны?!! 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13"><text:span text:style-name="T12">– </text:span>А кто тогда наслал на нас этих уродов с рисованными рожами? Кто пытался убить меня раз за разом?</text:p>
      <text:p text:style-name="P113">У драконикуса глаза полезли на лоб.</text:p>
      <text:p text:style-name="P113"><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3">Я задумался. Драконикус, похоже, говорил искренне. Но кто тогда всё это время играл с нами, <text:span text:style-name="T25">словно кот с мышью</text:span>?</text:p>
      <text:p text:style-name="P113"><text:span text:style-name="T12">– </text:span>Анон! <text:span text:style-name="T12">– </text:span>крикнула Эпплджек из прихожей. <text:span text:style-name="T12">– </text:span>Я слышу шум за дверью!</text:p>
      <text:p text:style-name="P113">Практически одновременно раздался звонок.</text:p>
      <text:p text:style-name="P115">– ОТКРОЙТЕ, ПОЛИЦИЯ! Вам даётся полминуты, чтобы открыть дверь! Через тридцать секунд дверь будет выбита!</text:p>
      <text:p text:style-name="P115"/>
      <text:p text:style-name="P115">Эпплджек ошалело выскочила из прихожей. Несколько мгновений я молча смотрел на неё. В голове свистел ветер и играла дудочка.</text:p>
      <text:p text:style-name="P115">– На крышу, живо!!! Через окно на кухне! – зашипел Дискорд.</text:p>
      <text:p text:style-name="P115">– Что? – ступил я.</text:p>
      <text:p text:style-name="P113"><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15">Эпплджек, с ноутбуком в одной руке и Флаттершай — во второй, кинулась на кухню.</text:p>
      <text:p text:style-name="P113">Дверь содрогнулась от мощного удара. Послышался стук падающей штукатурки. Я сломя голову бросился за девушками.</text:p>
      <text:p text:style-name="P113">– Развяжи меня, кретин!!! – гаркнул вдогонку Дискорд.</text:p>
      <text:p text:style-name="P11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3">– Давай на крышу! Я догоню! – рявкнул он, освобождая вторую руку.</text:p>
      <text:p text:style-name="P113">От второго удара дверная коробка крякнула и наполовину въехала в коридор.</text:p>
      <text:p text:style-name="P11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3">Верёвка в кухонном окне дёргалась под весом карабкающихся девушек. Я словил её и стал на подоконник.</text:p>
      <text:p text:style-name="P113">Блё-о-о!</text:p>
      <text:p text:style-name="P113"><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3">Я задрал голову.</text:p>
      <text:p text:style-name="P113">О! Так уже легче! Надо мной всего лишь два этажа. Десять метров верёвки. Если не смотреть вниз, то…</text:p>
      <text:p text:style-name="P113">Я вытер ладони о штаны, ухватил канат и сделал шаг вперёд… </text:p>
      <text:p text:style-name="P113">…</text:p>
      <text:p text:style-name="P113">Святые яйца, я действительно ЭТО сделал!</text:p>
      <text:p text:style-name="P113">…</text:p>
      <text:p text:style-name="P11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3">Я успел сократить расстояние до Эпплджек наполовину, когда девушки нашли решение.</text:p>
      <text:p text:style-name="P11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3">Селестия милосердная!!!</text:p>
      <text:p text:style-name="P11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3">Я выдохнул.</text:p>
      <text:p text:style-name="P113">Флаттершай появилась над бортиком и свесила вниз руку. Эпплджек вытянулась и протянула ей ноутбук одной рукой.</text:p>
      <text:p text:style-name="P113">НЕТ! У них не получилось!</text:p>
      <text:p text:style-name="P113">У меня враз вспотели ладони. Держаться на верёвке стало чертовски трудно.</text:p>
      <text:p text:style-name="P11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3">Этот самоубийственный поступок фермерши я могу объяснить только полным отсутствием у неё опыта лазания по канатам.</text:p>
      <text:p text:style-name="P113">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3"><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3">Бляблябляблябля!!!</text:p>
      <text:p text:style-name="P113">БУДЕМ ЖИВЫ — СТАНУ АЛЬПИНИСТОМ!!!</text:p>
      <text:p text:style-name="P113">БЛЯ!!!…</text:p>
      <text:p text:style-name="P113">Верёвка закончилась. Наконец-то у меня появилось время для паники. Я судорожно обнял Эпплджек, закрыл глаза и приготовился…</text:p>
      <text:p text:style-name="P113"/>
      <text:p text:style-name="P113">…</text:p>
      <text:p text:style-name="P113"/>
      <text:p text:style-name="P113">Захват поперёк груди и сильный рывок выдавили из меня остатки дыхания.</text:p>
      <text:p text:style-name="P113">– ОТПУСТИ КОБЫЛУ!!! – загрохотало мне в ухо.</text:p>
      <text:p text:style-name="P113">Я открыл глаза.</text:p>
      <text:p text:style-name="P113">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3">Я чуть поднял глаза и уставился в кривую морду драконикуса.</text:p>
      <text:p text:style-name="P113">– Отпусти Эпплджек. Я её держу. – повторил Дискорд. – Мне сбалансироваться надо. Вы не такие уж и лёгкие.</text:p>
      <text:p text:style-name="P11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3"/>
      <text:p text:style-name="P113">…</text:p>
      <text:p text:style-name="P113"/>
      <text:p text:style-name="P113">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3">– эмм… Флатти, дорогая, нам пора. Я слышу шаги на лестнице. Не говоря уже о том, что до закрытия коридора осталось семь минут…</text:p>
      <text:p text:style-name="P113"/>
      <text:p text:style-name="P113">На длинной шее драконикуса разместились Эпплджек и Флаттершай. Я, для сохранения баланса, разместился позади крыльев.</text:p>
      <text:p text:style-name="P113">Дискорд расправил крылья и начал короткую пробежку к краю.</text:p>
      <text:p text:style-name="P113"><text:span text:style-name="T12">–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3">…ограда края крыши промелькнула под нами…</text:p>
      <text:p text:style-name="P113"><text:soft-page-break/><text:span text:style-name="T12">– …</text:span>собственно, на дольше у меня не хватит магии…</text:p>
      <text:p text:style-name="P113"/>
      <text:p text:style-name="P113">Мы летели навстречу закату.</text:p>
      <text:p text:style-name="P113"/>
      <text:p text:style-name="P113">…</text:p>
      <text:p text:style-name="P113"/>
      <text:p text:style-name="P113">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3"><text:span text:style-name="T12">– </text:span>Ю-ху-у-у!!!</text:p>
      <text:p text:style-name="P11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3">Перед нами увеличивалась громада моей высотки.</text:p>
      <text:p text:style-name="P11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3">– Пристегните ремни! – проревел Дискорд, резко ускоряясь. – Будет весело!!!</text:p>
      <text:p text:style-name="P113">Эпплджек покрепче прижала к себе ноутбук. Флаттершай закрыла глаза и отвернулась.</text:p>
      <text:p text:style-name="P113">– ВНИМАНИЕ!!! – заорал Дискорд, сложил крылья и влетел в коридор.</text:p>
      <text:p text:style-name="P113"/>
      <text:p text:style-name="P114">***</text:p>
      <text:p text:style-name="P114"/>
      <text:p text:style-name="P113">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2">&lt;</text:span><text:span text:style-name="T55">Queen – Flash</text:span><text:span text:style-name="T12">&gt;</text:span></text:p>
      <text:p text:style-name="P124">Мы почти успели.</text:p>
      <text:p text:style-name="P120">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0">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0">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0">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0">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0"><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0">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0">ХА-ХА-ХА!</text:p>
      <text:p text:style-name="P120">Прямо как сейчас. Как говорится, найди десять отличий.</text:p>
      <text:p text:style-name="P120">Вот только… Только Дэш была бы жива…</text:p>
      <text:p text:style-name="P123">Я тяжело вздохнул.</text:p>
      <text:p text:style-name="P123"/>
      <text:p text:style-name="P123">…</text:p>
      <text:p text:style-name="P123"/>
      <text:p text:style-name="P123">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0">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2">–</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2">– Т</text:span>ы что за хрен вообще? <text:span text:style-name="T12">– наконец сподобился я на членораздельную речь.</text:span></text:p>
      <text:p text:style-name="P47">Зверь смутился.</text:p>
      <text:p text:style-name="P47"><text:span text:style-name="T12">–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2">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2">.</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text:p>
      <text:p text:style-name="P39"/>
      <text:p text:style-name="P50"><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я! Вот так всегда!</text:p>
      <text:p text:style-name="P39">Я вздохнул.</text:p>
      <text:p text:style-name="P39"/>
      <text:p text:style-name="P50"><text:span text:style-name="T12">– Если я расскажу тебе н</text:span>астоящую<text:span text:style-name="T12"> причину </text:span>— ты исчезнешь! <text:span text:style-name="T12">– угрюмо заявил я.</text:span></text:p>
      <text:p text:style-name="P37">Морда Анакорна осветилась радостным озарением.</text:p>
      <text:p text:style-name="P37"/>
      <text:p text:style-name="P50"><text:span text:style-name="T12">– </text:span><text:span text:style-name="T80">Я ПОНЯЛ, КТО ТЫ!!! КАК </text:span><text:span text:style-name="T81">ЖЕ </text:span><text:span text:style-name="T80">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0"><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0"/>
      <text:p text:style-name="P50"><text:span text:style-name="T12">– Ну… Я не идиот, я видел, что происходит за Чёрным </text:span>э<text:span text:style-name="T12">краном… М</text:span>ир людей — не <text:span text:style-name="T12">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9"/>
      <text:p text:style-name="P3"><text:span text:style-name="T4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3">Я запротестовал.</text:p>
      <text:p text:style-name="P96">– В Эквестрии не двигают солнце! Аликорны лишь корректируют орбиту Эквуса и Луны вокруг него, хотя все уверены в обратном.</text:p>
      <text:p text:style-name="P96"><text:soft-page-break/>Анакорн улыбнулся во всю морду.</text:p>
      <text:p text:style-name="P96">– Значит, ты уже помогаешь мне, Проводник, даже сам того не осознавая! Я рад!</text:p>
      <text:p text:style-name="P93">Анакорн отпил из стакана и продолжил.</text:p>
      <text:p text:style-name="P96"/>
      <text:p text:style-name="P96">–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3"/>
      <text:p text:style-name="P96">– Ты так говоришь, будто у Эквуса есть свой собственный разум. – заметил я.</text:p>
      <text:p text:style-name="P96">Анакорн усмехнулся.</text:p>
      <text:p text:style-name="P9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6"/>
      <text:p text:style-name="P93">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96"/>
      <text:p text:style-name="P9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3"/>
      <text:p text:style-name="P93">Анакорн мрачно уставился на мерцающую голограмму Эквуса<text:span text:style-name="T31">. Ко мне наконец-то пришло понимание ситуации.</text:span></text:p>
      <text:p text:style-name="P100">– А почему ты сам не можешь поддерживать Эквус? Ты же его демиург? Ну так и питай его своей созидающей силой, пока он не окрепнет!</text:p>
      <text:p text:style-name="P93">Анакорн смутился.</text:p>
      <text:p text:style-name="P93"><text:span text:style-name="T47">– К сожалению, не </text:span><text:span text:style-name="T50">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7">творчество таких раздолбаев, как ты и твой дружок Юджин — чтоб ему икнулось, где бы он ни был.</text:span><text:span text:style-name="T47"><text:note text:id="ftn13" text:note-class="footnote"><text:note-citation>14</text:note-citation><text:note-body><text:p text:style-name="P133">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3">– Сам ты раздолбай! – произнёс, наконец, Свирл.</text:p></text:note-body></text:note></text:span><text:span text:style-name="T47"> </text:span>И создали вы его достаточно топорно — видишь, он трещит по швам.</text:p>
      <text:p text:style-name="P93">– Хмм. То есть, это брони создали Эквус?</text:p>
      <text:p text:style-name="P93">– Да. Грубо говоря, вы его придумали. Влили в него столько фантазии, что он реализовался. Вообще, <text:span text:style-name="T49">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3">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3"><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6"/>
      <text:p text:style-name="P93">Я вспомнил события последнего времени<text:span text:style-name="T12">.</text:span></text:p>
      <text:p text:style-name="P93">–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3">Анакорн с такой силой сжал магическим захватом карандаш, что тот хрустнул.</text:p>
      <text:p text:style-name="P9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6">Я развёл руками.</text:p>
      <text:p text:style-name="P9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6">Анакорн улыбнулся и вскочил с пуфика.</text:p>
      <text:p text:style-name="P93"><text:span text:style-name="T47">–</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0">–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0">Анакорн поправил невесть откуда взявшиеся на переносице очки и ответил.</text:p>
      <text:p text:style-name="P93"><text:span text:style-name="T31">– Ты уже устранил крупнейший дефект Эквестрии </text:span><text:span text:style-name="T47">—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1">. Я сам такое проделывал много раз со всякими мелочами, вроде эквестрийской природы и техники. Были там </text:span><text:soft-page-break/><text:span text:style-name="T31">небольшие противоречия, пришлось их загладить. Но с крупными у меня не получается. С ними вообще трудно что-то придумать…</text:span></text:p>
      <text:p text:style-name="P100">Я задумался. На самом деле, интересная логическая задача…</text:p>
      <text:p text:style-name="P9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3"><text:span text:style-name="T47">–</text:span><text:span text:style-name="T31"> А кьютимарки? Как, разрази меня квазар, объяснить кьютимарки? </text:span><text:span text:style-name="T47">– азартно воскликнул Анакорн.</text:span></text:p>
      <text:p text:style-name="P100">– А кьютимарки ты сам даришь пони, когда распознаёшь их жизненное предназначение!!! – так же азартно заорал я.</text:p>
      <text:p text:style-name="P100">– ЧТООО?!! Может, ты думаешь, мне больше заняться нечем, как лепить пони тату на фланки? Так я тебя разочарую! У меня и без того три миллиона дел!</text:p>
      <text:p text:style-name="P100">Я пожал плечами.</text:p>
      <text:p text:style-name="P100">– А по-другому я не могу объяснить их появление. К сожалению.</text:p>
      <text:p text:style-name="P10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0">– Хорошо. Уговорил. Кьютимарки беру на себя. Так и знал, что мне самое трудное достанется!</text:p>
      <text:p text:style-name="P10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0">Анакорн проследил мой взгляд.</text:p>
      <text:p text:style-name="P100">– Нечего так на меня смотреть! Если я стану применять магию вместо ловкости, теряется весь смысл упражнения… О, глянь-ка на Эквус!</text:p>
      <text:p text:style-name="P100">И впрямь, было на что посмотреть. Уровень помех на голограмме значительно снизился и сама она стала светиться ровным голубоватым светом.</text:p>
      <text:p text:style-name="P10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0">Я опять задумался. В голове было пусто.</text:p>
      <text:p text:style-name="P100">– Почему бы не оставить самую главную? Ту, что описана в мультике?</text:p>
      <text:p text:style-name="P100">– И<text:span text:style-name="T51">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8">—</text:span><text:span text:style-name="T51"> точнее, дерево схожих миров Эквуса </text:span><text:span text:style-name="T58">—</text:span><text:span text:style-name="T51"> создали брони. Разумеется, стержнем им послужил именно сериал, но каждый фанфик </text:span><text:span text:style-name="T58">—</text:span><text:span text:style-name="T51">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1"/>
      <text:p text:style-name="P100">Я подумал. Потом ещё раз подумал. Что скажет любой программист, предложи ему соединить несколько несовместимых объектов?</text:p>
      <text:p text:style-name="P101"/>
      <text:p text:style-name="P10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1"><text:soft-page-break/></text:p>
      <text:p text:style-name="P100">Анакорн аж подпрыгнул на месте от восторга и стал мне аплодировать.</text:p>
      <text:p text:style-name="P100"/>
      <text:p text:style-name="P118">Как их совместить?</text:p>
      <text:p text:style-name="P108">твоя Эквестрия и моя, были рождены из Предначального Хаоса, оставшегося от царствования Дискорда. Оба непостоянны, изменчивы. </text:p>
      <text:p text:style-name="P100"/>
      <text:p text:style-name="P109">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0"/>
      <text:p text:style-name="P100"/>
      <text:p text:style-name="P129"/>
      <text:p text:style-name="P100"><text:span text:style-name="T51">– Наконец-то я вижу свет в конце тоннеля! Как это не пришло мне в голову! Ты всё отлично увязал! Всё сходится! Более того </text:span><text:span text:style-name="T58">—</text:span><text:span text:style-name="T51"> Анакорн заговорщически подмигнул мне </text:span><text:span text:style-name="T58">—</text:span><text:span text:style-name="T51">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8">— и первой реальной историей в объединённой эквестрийской реальности</text:span><text:span text:style-name="T51">!</text:span></text:p>
      <text:p text:style-name="P101">Я подозрительно посмотрел на Анакорна.</text:p>
      <text:p text:style-name="P100"><text:span text:style-name="T18">– </text:span><text:span text:style-name="T51">Какой ещё, нафиг, «мой фанфик»? Я никакого фанфика не писал. И не собираюсь.</text:span></text:p>
      <text:p text:style-name="P101">Анакорн ехидно ухмыльнулся и сделал мне «глазки».</text:p>
      <text:p text:style-name="P10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1"/>
      <text:p text:style-name="P101">Я растерялся.</text:p>
      <text:p text:style-name="P100"><text:span text:style-name="T12">– </text:span>Эээ… Тут я тебе точно не помощник. Никогда не писал ничего сложнее технической документации к программам.</text:p>
      <text:p text:style-name="P100"><text:span text:style-name="T12">– </text:span>Пиши, как есть. <text:span text:style-name="T12">– </text:span>развёл копытами Анакорн. <text:span text:style-name="T12">– </text:span>Авось сгодится. Я писать точно не буду <text:span text:style-name="T58">— ты меня с кьютимарками уже пригрузил на ближайшие тысячи лет.</text:span></text:p>
      <text:p text:style-name="P100">…</text:p>
      <text:p text:style-name="P100">Факн щит<text:note text:id="ftn14" text:note-class="footnote"><text:note-citation>15</text:note-citation><text:note-body><text:p text:style-name="P130">Fucking shit — <text:span text:style-name="T1">ёбаное дерьмо</text:span></text:p></text:note-body></text:note>!..</text:p>
      <text:p text:style-name="P100">…</text:p>
      <text:p text:style-name="P100">Ну а что мне остаётся? Я фейспамнул.</text:p>
      <text:p text:style-name="P100"/>
      <text:p text:style-name="P100"><text:soft-page-break/><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0">Анакорн насупился и спрятал карандаш в гриву.</text:p>
      <text:p text:style-name="P100"><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0"/>
      <text:p text:style-name="P10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0">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99"/>
      <text:p text:style-name="P99">– Пора закругляться. Ты начинаешь сгорать. Надо утрясти последние детали, пока ещё есть пару минут.</text:p>
      <text:p text:style-name="P93">– Валяй. Я тебя внимательно слушаю.</text:p>
      <text:p text:style-name="P9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3">– А я разве сплю?</text:p>
      <text:p text:style-name="P93">– Сейчас — нет. Но как только мы закроем сделку — проснёшься. Потому что нет иного способа вернуть тебя в реальный мир.</text:p>
      <text:p text:style-name="P93">– Эээ, постой! А как я в Эквестрию и к себе обратно проходил?</text:p>
      <text:p text:style-name="P9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3">Так вот, возвращать тебя обратно в твой мир я не буду.</text:p>
      <text:p text:style-name="P93"/>
      <text:p text:style-name="P93">Я непонимающе хлопал глазами.</text:p>
      <text:p text:style-name="P93"/>
      <text:p text:style-name="P9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9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3">–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3">Теперь — об оплате.</text:p>
      <text:p text:style-name="P93"/>
      <text:p text:style-name="P93">Анакорн наклонился ко мне через стол и подмигнул.</text:p>
      <text:p text:style-name="P93"/>
      <text:p text:style-name="P93">– Проси, чего хочешь!</text:p>
      <text:p text:style-name="P93"/>
      <text:p text:style-name="P93">Пока я думал, демиург мурлыкал себе под нос в эйфории: «Да! В такие моменты ощущаешь себя богом! Я крут! Ха-ха!»</text:p>
      <text:p text:style-name="P93"/>
      <text:p text:style-name="P9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3">Ради этого написать фанфик — очень малая цена. Совсем ничтожная.</text:p>
      <text:p text:style-name="P100"/>
      <text:p text:style-name="P100">– Верни Дэш!!!</text:p>
      <text:p text:style-name="P100"/>
      <text:p text:style-name="P100">Копыта Анакорна разъехались и он впечатался мордой в стол.</text:p>
      <text:p text:style-name="P100">– Э-э-э… м-м-м… ну-у-у… Перо мне в зад!..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0">– Другое просить не будешь? – сухо переспросил Анакорн. – Учти, время уходит. То, что я вижу, мне не нравится.</text:p>
      <text:p text:style-name="P100">– Нет! – отрезал я.</text:p>
      <text:p text:style-name="P10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0">– Что? Ты о чём?</text:p>
      <text:p text:style-name="P100">–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0">Есть только маленькая проблемка…</text:p>
      <text:p text:style-name="P100">Анакорн скривился и отвёл глаза.</text:p>
      <text:p text:style-name="P100">– Какая?</text:p>
      <text:p text:style-name="P10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0"><text:soft-page-break/>Я вздохнул. Слишком много философии на мою голову!</text:p>
      <text:p text:style-name="P100">– Делай, как я сказал! А я сделаю своё.</text:p>
      <text:p text:style-name="P100"/>
      <text:p text:style-name="P9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3">– Ты ещё увидишь пару-тройку снов на прощание. Это мой подарок тебе. Удачи!</text:p>
      <text:p text:style-name="P93"/>
      <text:p text:style-name="P94">***</text:p>
      <text:p text:style-name="P101">&lt;<text:span text:style-name="T79">Roger Waters — What God Wants</text:span>&gt;</text:p>
      <text:p text:style-name="P101">– Здравствуй, Анон. – Селестия стояла передо мной без привычных взгляду властных регалий. – Я хочу поблагодарить тебя за всё.</text:p>
      <text:p text:style-name="P101">– Привет, Сел. Я рад, что с тобой всё в порядке.</text:p>
      <text:p text:style-name="P101">Аликорница нерешительно стояла передо мной в сияющем ореоле гривы. Потом она сделала шаг навстречу.</text:p>
      <text:p text:style-name="P10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1">Я устало рассмеялся.</text:p>
      <text:p text:style-name="P101">– Сел, я завязал с конеёбством. Извини.</text:p>
      <text:p text:style-name="P101">– В другое время, в другом месте, Анон! В другое время, в другом месте!</text:p>
      <text:p text:style-name="P101"/>
      <text:p text:style-name="P102">***</text:p>
      <text:p text:style-name="P104"/>
      <text:p text:style-name="P39"><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7">– Ты таки выучила современный стиль? Не парься, принцесса, я давно забыл тот эпизод.</text:p>
      <text:p text:style-name="P97">–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3"/>
      <text:p text:style-name="P106">***</text:p>
      <text:p text:style-name="P105"/>
      <text:p text:style-name="P97">– Думал от меня в другой реальности спрятаться?!</text:p>
      <text:p text:style-name="P97">Передо мной возникла хмурая морда Дискорда.</text:p>
      <text:p text:style-name="P9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7">Так что, Проводничёк, мы ещё встретимся! В другое время и в другом месте! Жди! В другое время, в другом месте!!!</text:p>
      <text:p text:style-name="P103"/>
      <text:p text:style-name="P98">***</text:p>
      <text:p text:style-name="P93"><text:soft-page-break/></text:p>
      <text:p text:style-name="P97">– Анон?</text:p>
      <text:p text:style-name="P97">– Дэш?!!</text:p>
      <text:p text:style-name="P97">– Эмм… Ты мне снишься?</text:p>
      <text:p text:style-name="P97">– Нет, Дэш, это ты мне снишься.</text:p>
      <text:p text:style-name="P97">–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7">Пегаска почесала в затылке со смущением.</text:p>
      <text:p text:style-name="P97">– Да? Правда? Ну, офигеть! Что-то я такого не помню совсем. А ты как?</text:p>
      <text:p text:style-name="P92"><text:span text:style-name="T35">– Я в порядке. Вот, возвращаюсь </text:span>в свой мир. Ну, не совсем <text:span text:style-name="T1">в свой</text:span>. Почти.</text:p>
      <text:p text:style-name="P92"><text:span text:style-name="T1">–</text:span> Навсегда?</text:p>
      <text:p text:style-name="P92"><text:span text:style-name="T1">–</text:span> Скорее всего, да.</text:p>
      <text:p text:style-name="P92"><text:span text:style-name="T1">–</text:span> Это плохо. <text:span text:style-name="T1">Я хотела тебе сказать</text:span>…</text:p>
      <text:p text:style-name="P92"><text:span text:style-name="T1">–</text:span> Не надо, Дэш. Не стоит.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1">Хочу, чтобы ты </text:span><text:span text:style-name="T32">делал мне почесушки</text:span><text:span text:style-name="T31"> и хлопал по крупу</text:span>!</text:p>
      <text:p text:style-name="P9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2"><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text:span text:style-name="T1">Пинки</text:span>, и Селестию, и всех-всех-всех… Таковы правила.</text:p>
      <text:p text:style-name="P92"><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92">Я опустил руку на шею Дэш и ощутил теплоту и лёгкое покалывание в пустоте.</text:p>
      <text:p text:style-name="P92"><text:span text:style-name="T12">–</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text:p>
      <text:p text:style-name="P92">Я всё ещё помню…</text:p>
      <text:p text:style-name="P52"/>
      <text:h text:style-name="Heading_20_2" text:outline-level="2">Эпилог. Земля</text:h>
      <text:p text:style-name="P107">&lt;<text:span text:style-name="T54">Daft Punk – Get Lucky</text:span>&gt;</text:p>
      <text:p text:style-name="P112">Звон будильника чуть не проломил башку. Я открыл глаза. </text:p>
      <text:p text:style-name="P112"><text:soft-page-break/><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pan text:style-name="T1">рисунка</text:span>.&lt;<text:span text:style-name="T79">эскиз первого рисунка – Сел ложит рог Анону на плечо</text:span>&gt;</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1">Хоть абзац напишу! Уже хоть какой-то крохотный шажок, с которого можно будет начать. Как там у Лао-Цзы? Дорога в тысячу ли начинается-бла-бла-бля!</text:p>
      <text:p text:style-name="P111">Попытка притронуться щёткой к зубу вызвала ноющую боль. </text:p>
      <text:p text:style-name="P111">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1">Доставая из стола ключи от машины, опять наткнулся взглядом на эскиз.</text:p>
      <text:p text:style-name="P111">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1">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6T00:12:55.42</dc:date>
    <meta:editing-duration>P136DT5H22M44S</meta:editing-duration>
    <meta:editing-cycles>8279</meta:editing-cycles>
    <meta:generator>OpenOffice/4.1.1$Win32 OpenOffice.org_project/411m6$Build-9775</meta:generator>
    <dc:creator>макс </dc:creator>
    <meta:document-statistic meta:table-count="0" meta:image-count="0" meta:object-count="0" meta:page-count="209" meta:paragraph-count="4430" meta:word-count="97077" meta:character-count="615894"/>
  </office:meta>
</office:document-meta>
</file>